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none" fo:border-right="none" fo:border-top="none" fo:border-bottom="0.05pt solid #000000"/>
    </style:style>
    <style:style style:name="Tabelle2.B1" style:family="table-cell">
      <style:table-cell-properties fo:padding="0.097cm" fo:border-left="0.05pt solid #000000" fo:border-right="none" fo:border-top="none" fo:border-bottom="0.05pt solid #000000"/>
    </style:style>
    <style:style style:name="Tabelle2.A2" style:family="table-cell">
      <style:table-cell-properties fo:padding="0.097cm" fo:border-left="none" fo:border-right="0.05pt solid #000000" fo:border-top="none" fo:border-bottom="0.05pt solid #000000"/>
    </style:style>
    <style:style style:name="Tabelle2.A3" style:family="table-cell">
      <style:table-cell-properties fo:padding="0.097cm" fo:border-left="none" fo:border-right="0.05pt solid #000000" fo:border-top="none" fo:border-bottom="none"/>
    </style:style>
    <style:style style:name="Tabelle2.B3" style:family="table-cell">
      <style:table-cell-properties fo:padding="0.097cm" fo:border="none"/>
    </style:style>
    <style:style style:name="Tabelle3" style:family="table">
      <style:table-properties style:width="17cm" table:align="margins"/>
    </style:style>
    <style:style style:name="Tabelle3.A" style:family="table-column">
      <style:table-column-properties style:column-width="1.889cm" style:rel-column-width="7281*"/>
    </style:style>
    <style:style style:name="Tabelle3.I" style:family="table-column">
      <style:table-column-properties style:column-width="1.891cm" style:rel-column-width="7287*"/>
    </style:style>
    <style:style style:name="Tabelle3.A1" style:family="table-cell">
      <style:table-cell-properties fo:background-color="#ffff00" fo:padding="0.097cm" fo:border-left="0.25pt solid #000000" fo:border-right="none" fo:border-top="0.25pt solid #000000" fo:border-bottom="0.25pt solid #000000">
        <style:background-image/>
      </style:table-cell-properties>
    </style:style>
    <style:style style:name="Tabelle3.D1" style:family="table-cell">
      <style:table-cell-properties fo:background-color="#ff0000" fo:padding="0.097cm" fo:border-left="0.25pt solid #000000" fo:border-right="none" fo:border-top="0.25pt solid #000000" fo:border-bottom="0.25pt solid #000000">
        <style:background-image/>
      </style:table-cell-properties>
    </style:style>
    <style:style style:name="Tabelle3.F1" style:family="table-cell">
      <style:table-cell-properties fo:padding="0.097cm" fo:border-left="0.25pt solid #000000" fo:border-right="none" fo:border-top="0.25pt solid #000000" fo:border-bottom="0.25pt solid #000000"/>
    </style:style>
    <style:style style:name="Tabelle3.G1" style:family="table-cell">
      <style:table-cell-properties fo:padding="0.097cm" fo:border-left="0.25pt solid #000000" fo:border-right="none" fo:border-top="0.25pt solid #000000" fo:border-bottom="0.25pt solid #000000"/>
    </style:style>
    <style:style style:name="Tabelle3.H1" style:family="table-cell">
      <style:table-cell-properties fo:padding="0.097cm" fo:border-left="0.25pt solid #000000" fo:border-right="none" fo:border-top="0.25pt solid #000000" fo:border-bottom="0.25pt solid #000000"/>
    </style:style>
    <style:style style:name="Tabelle3.I1" style:family="table-cell">
      <style:table-cell-properties fo:padding="0.097cm" fo:border="0.25pt solid #000000"/>
    </style:style>
    <style:style style:name="Tabelle3.A2" style:family="table-cell">
      <style:table-cell-properties fo:padding="0.097cm" fo:border-left="0.25pt solid #000000" fo:border-right="none" fo:border-top="none" fo:border-bottom="0.25pt solid #000000"/>
    </style:style>
    <style:style style:name="Tabelle3.B2" style:family="table-cell">
      <style:table-cell-properties fo:background-color="#008000" fo:padding="0.097cm" fo:border-left="0.25pt solid #000000" fo:border-right="none" fo:border-top="none" fo:border-bottom="0.25pt solid #000000">
        <style:background-image/>
      </style:table-cell-properties>
    </style:style>
    <style:style style:name="Tabelle3.E2" style:family="table-cell">
      <style:table-cell-properties fo:background-color="#ff0000" fo:padding="0.097cm" fo:border-left="0.25pt solid #000000" fo:border-right="none" fo:border-top="none" fo:border-bottom="0.25pt solid #000000">
        <style:background-image/>
      </style:table-cell-properties>
    </style:style>
    <style:style style:name="Tabelle3.G2" style:family="table-cell">
      <style:table-cell-properties fo:padding="0.097cm" fo:border-left="0.25pt solid #000000" fo:border-right="none" fo:border-top="none" fo:border-bottom="0.25pt solid #000000"/>
    </style:style>
    <style:style style:name="Tabelle3.H2" style:family="table-cell">
      <style:table-cell-properties fo:padding="0.097cm" fo:border-left="0.25pt solid #000000" fo:border-right="none" fo:border-top="none" fo:border-bottom="0.25pt solid #000000"/>
    </style:style>
    <style:style style:name="Tabelle3.I2" style:family="table-cell">
      <style:table-cell-properties fo:padding="0.097cm" fo:border-left="0.25pt solid #000000" fo:border-right="0.25pt solid #000000" fo:border-top="none" fo:border-bottom="0.25pt solid #000000"/>
    </style:style>
    <style:style style:name="Tabelle3.A3" style:family="table-cell">
      <style:table-cell-properties fo:padding="0.097cm" fo:border-left="0.25pt solid #000000" fo:border-right="none" fo:border-top="none" fo:border-bottom="0.25pt solid #000000"/>
    </style:style>
    <style:style style:name="Tabelle3.B3" style:family="table-cell">
      <style:table-cell-properties fo:padding="0.097cm" fo:border-left="0.25pt solid #000000" fo:border-right="none" fo:border-top="none" fo:border-bottom="0.25pt solid #000000"/>
    </style:style>
    <style:style style:name="Tabelle3.C3" style:family="table-cell">
      <style:table-cell-properties fo:background-color="#0000ff" fo:padding="0.097cm" fo:border-left="0.25pt solid #000000" fo:border-right="none" fo:border-top="none" fo:border-bottom="0.25pt solid #000000">
        <style:background-image/>
      </style:table-cell-properties>
    </style:style>
    <style:style style:name="Tabelle3.H3" style:family="table-cell">
      <style:table-cell-properties fo:background-color="transparent" fo:padding="0.097cm" fo:border-left="0.25pt solid #000000" fo:border-right="none" fo:border-top="none" fo:border-bottom="0.25pt solid #000000">
        <style:background-image/>
      </style:table-cell-properties>
    </style:style>
    <style:style style:name="Tabelle3.I3" style:family="table-cell">
      <style:table-cell-properties fo:padding="0.097cm" fo:border-left="0.25pt solid #000000" fo:border-right="0.25pt solid #000000" fo:border-top="none" fo:border-bottom="0.25pt solid #000000"/>
    </style:style>
    <style:style style:name="Tabelle3.A4" style:family="table-cell">
      <style:table-cell-properties fo:padding="0.097cm" fo:border-left="0.25pt solid #000000" fo:border-right="none" fo:border-top="none" fo:border-bottom="0.25pt solid #000000"/>
    </style:style>
    <style:style style:name="Tabelle3.B4" style:family="table-cell">
      <style:table-cell-properties fo:padding="0.097cm" fo:border-left="0.25pt solid #000000" fo:border-right="none" fo:border-top="none" fo:border-bottom="0.25pt solid #000000"/>
    </style:style>
    <style:style style:name="Tabelle3.C4" style:family="table-cell">
      <style:table-cell-properties fo:padding="0.097cm" fo:border-left="0.25pt solid #000000" fo:border-right="none" fo:border-top="none" fo:border-bottom="0.25pt solid #000000"/>
    </style:style>
    <style:style style:name="Tabelle3.D4" style:family="table-cell">
      <style:table-cell-properties fo:background-color="#3deb3d" fo:padding="0.097cm" fo:border-left="0.25pt solid #000000" fo:border-right="none" fo:border-top="none" fo:border-bottom="0.25pt solid #000000">
        <style:background-image/>
      </style:table-cell-properties>
    </style:style>
    <style:style style:name="Tabelle3.I4" style:family="table-cell">
      <style:table-cell-properties fo:padding="0.097cm" fo:border-left="0.25pt solid #000000" fo:border-right="0.25pt solid #000000" fo:border-top="none" fo:border-bottom="0.25pt solid #000000"/>
    </style:style>
    <style:style style:name="Tabelle3.A5" style:family="table-cell">
      <style:table-cell-properties fo:padding="0.097cm" fo:border-left="0.25pt solid #000000" fo:border-right="none" fo:border-top="none" fo:border-bottom="0.25pt solid #000000"/>
    </style:style>
    <style:style style:name="Tabelle3.B5" style:family="table-cell">
      <style:table-cell-properties fo:padding="0.097cm" fo:border-left="0.25pt solid #000000" fo:border-right="none" fo:border-top="none" fo:border-bottom="0.25pt solid #000000"/>
    </style:style>
    <style:style style:name="Tabelle3.C5" style:family="table-cell">
      <style:table-cell-properties fo:padding="0.097cm" fo:border-left="0.25pt solid #000000" fo:border-right="none" fo:border-top="none" fo:border-bottom="0.25pt solid #000000"/>
    </style:style>
    <style:style style:name="Tabelle3.D5" style:family="table-cell">
      <style:table-cell-properties fo:padding="0.097cm" fo:border-left="0.25pt solid #000000" fo:border-right="none" fo:border-top="none" fo:border-bottom="0.25pt solid #000000"/>
    </style:style>
    <style:style style:name="Tabelle3.E5" style:family="table-cell">
      <style:table-cell-properties fo:background-color="#9999ff" fo:padding="0.097cm" fo:border-left="0.25pt solid #000000" fo:border-right="none" fo:border-top="none" fo:border-bottom="0.25pt solid #000000">
        <style:background-image/>
      </style:table-cell-properties>
    </style:style>
    <style:style style:name="Tabelle3.I5" style:family="table-cell">
      <style:table-cell-properties fo:background-color="#9999ff" fo:padding="0.097cm" fo:border-left="0.25pt solid #000000" fo:border-right="0.25pt solid #000000" fo:border-top="none" fo:border-bottom="0.25pt solid #000000">
        <style:background-image/>
      </style:table-cell-properties>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7" style:family="paragraph" style:parent-style-name="Standard">
      <style:text-properties style:text-underline-style="none"/>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paragraph-properties fo:text-align="start" style:justify-single-word="false"/>
      <style:text-properties style:text-underline-style="none" fo:font-weight="normal" style:font-weight-asian="normal" style:font-weight-complex="normal"/>
    </style:style>
    <style:style style:name="P10" style:family="paragraph" style:parent-style-name="Standard">
      <style:text-properties style:text-underline-style="none" fo:font-weight="bold" style:font-weight-asian="bold" style:font-weight-complex="bold"/>
    </style:style>
    <style:style style:name="P11"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italic" style:text-underline-style="none" fo:font-weight="bold" style:font-style-asian="italic" style:font-weight-asian="bold" style:font-style-complex="italic" style:font-weight-complex="bold"/>
    </style:style>
    <style:style style:name="P14"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16"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solid" style:text-underline-type="double" style:text-underline-width="auto" style:text-underline-color="font-color"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text-position="0% 100%" fo:font-size="12pt" fo:font-style="normal" style:text-underline-style="none"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text-position="0% 100%" fo:font-size="12pt" fo:font-style="normal" style:text-underline-style="none" fo:font-weight="bold" style:font-size-asian="10.5pt" style:font-style-asian="normal" style:font-weight-asian="bold" style:font-size-complex="12pt" style:font-style-complex="normal"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start" style:justify-single-word="false"/>
      <style:text-properties fo:font-size="12pt" style:font-size-asian="10.5pt" style:font-size-complex="12pt"/>
    </style:style>
    <style:style style:name="P27" style:family="paragraph" style:parent-style-name="Table_20_Contents">
      <style:paragraph-properties fo:background-color="#0000ff">
        <style:background-image/>
      </style:paragraph-properties>
    </style:style>
    <style:style style:name="P28" style:family="paragraph" style:parent-style-name="Standard" style:list-style-name="L1">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9" style:family="paragraph" style:parent-style-name="Standard" style:list-style-name="L2">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0" style:family="paragraph" style:parent-style-name="Standard" style:list-style-name="L3">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1" style:family="paragraph" style:parent-style-name="Standard" style:list-style-name="L4">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2" style:family="paragraph" style:parent-style-name="Standard" style:list-style-name="L5">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3" style:family="paragraph" style:parent-style-name="Standard" style:list-style-name="L6">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5" style:family="paragraph" style:parent-style-name="Standard" style:list-style-name="L15">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37" style:family="paragraph" style:parent-style-name="Standard" style:list-style-name="L7">
      <style:text-properties style:text-underline-style="none" fo:font-weight="normal" style:font-weight-asian="normal" style:font-weight-complex="normal"/>
    </style:style>
    <style:style style:name="P38" style:family="paragraph" style:parent-style-name="Standard" style:list-style-name="L8">
      <style:text-properties style:text-underline-style="none" fo:font-weight="normal" style:font-weight-asian="normal" style:font-weight-complex="normal"/>
    </style:style>
    <style:style style:name="P39" style:family="paragraph" style:parent-style-name="Standard" style:list-style-name="L9">
      <style:paragraph-properties fo:text-align="start" style:justify-single-word="false"/>
      <style:text-properties style:text-underline-style="none" fo:font-weight="normal" style:font-weight-asian="normal" style:font-weight-complex="normal"/>
    </style:style>
    <style:style style:name="P40" style:family="paragraph" style:parent-style-name="Standard" style:list-style-name="L10">
      <style:paragraph-properties fo:text-align="start" style:justify-single-word="false"/>
      <style:text-properties style:text-underline-style="none" fo:font-weight="normal" style:font-weight-asian="normal" style:font-weight-complex="normal"/>
    </style:style>
    <style:style style:name="P41" style:family="paragraph" style:parent-style-name="Standard" style:list-style-name="L11">
      <style:paragraph-properties fo:text-align="start" style:justify-single-word="false"/>
      <style:text-properties style:text-underline-style="none" fo:font-weight="normal" style:font-weight-asian="normal" style:font-weight-complex="normal"/>
    </style:style>
    <style:style style:name="P42" style:family="paragraph" style:parent-style-name="Standard" style:list-style-name="L12">
      <style:paragraph-properties fo:text-align="start" style:justify-single-word="false"/>
      <style:text-properties style:text-underline-style="none" fo:font-weight="normal" style:font-weight-asian="normal" style:font-weight-complex="normal"/>
    </style:style>
    <style:style style:name="P43" style:family="paragraph" style:parent-style-name="Standard" style:list-style-name="L13">
      <style:paragraph-properties fo:text-align="start" style:justify-single-word="false"/>
      <style:text-properties style:text-underline-style="none" fo:font-weight="normal" style:font-weight-asian="normal" style:font-weight-complex="normal"/>
    </style:style>
    <style:style style:name="P44" style:family="paragraph" style:parent-style-name="Standard" style:list-style-name="L14">
      <style:paragraph-properties fo:text-align="start" style:justify-single-word="false"/>
      <style:text-properties style:text-underline-style="none" fo:font-weight="normal" style:font-weight-asian="normal" style:font-weight-complex="normal"/>
    </style:style>
    <style:style style:name="P45" style:family="paragraph">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color="#008000" fo:font-weight="bold" style:font-weight-asian="bold" style:font-weight-complex="bold"/>
    </style:style>
    <style:style style:name="T3" style:family="text">
      <style:text-properties fo:color="#000080" fo:font-weight="bold" style:font-weight-asian="bold" style:font-weight-complex="bold"/>
    </style:style>
    <style:style style:name="T4" style:family="text">
      <style:text-properties fo:color="#ff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text-position="0% 100%" fo:font-size="12pt" fo:font-style="normal" style:text-underline-style="none" fo:font-weight="normal" style:font-size-asian="10.5pt" style:font-style-asian="normal" style:font-weight-asian="normal" style:font-size-complex="12pt" style:font-style-complex="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background-color="transparent"/>
    </style:style>
    <style:style style:name="T9" style:family="text">
      <style:text-properties style:text-underline-style="none"/>
    </style:style>
    <style:style style:name="T10" style:family="text">
      <style:text-properties style:text-underline-style="none"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draw:marker-start="Arrowhead_20_1" draw:marker-end="Arrowhead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solid" draw:fill-color="#b3b3b3" draw:textarea-horizontal-align="center" draw:textarea-vertical-align="middle" style:run-through="foreground"/>
    </style:style>
    <style:style style:name="gr8" style:family="graphic">
      <style:graphic-properties svg:stroke-width="0.101cm" svg:stroke-color="#00ae00" draw:marker-end="Arrowhead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2300dc" draw:marker-end="Arrowhead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33" draw:marker-start="Arrowhead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2300dc" draw:marker-start="Arrowhead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3333" draw:marker-end="Arrowhead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00ae00" draw:marker-start="Arrowhead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00ae00" draw:marker-start-width="0.499cm" draw:marker-end-width="0.499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cm" svg:stroke-color="#00ae00" draw:fill="solid" draw:fill-color="#008000" draw:textarea-horizontal-align="justify" draw:textarea-vertical-align="middle" draw:auto-grow-height="fals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101cm" draw:marker-end="Arrowhead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101cm" draw:marker-start="Arrowhead_20_1" draw:marker-end=""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01cm" draw:marker-start="" draw:marker-end="Arrowhead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dash" draw:stroke-dash="Fine_20_Dashed"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101cm" svg:stroke-color="#000000" draw:marker-end="Arrowhead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000000" draw:marker-end="Arrowhead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1.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marker-start="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9"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Architektur von Betriebssystemen</text:p>
      <text:p text:style-name="P6">2.1 Monolytische Systeme:</text:p>
      <text:p text:style-name="P9"><text:tab/>Unter einem monolytischen System stellt man sich eine sehr große Masse vor, deren </text:p>
      <text:p text:style-name="P9"><text:tab/>Struktur darin besteht das es keine Struktur gibt.</text:p>
      <text:p text:style-name="P9"><text:s text:c="2"/>→ Das Betriebssystem besteht aus einer Menge von Prozeduren die sich gegenseitig aufrufen <text:s/></text:p>
      <text:p text:style-name="P9"><text:s text:c="7"/>können.</text:p>
      <text:p text:style-name="P9"><text:s text:c="2"/>→ Das Betriebssystem ist als Objektprogramm konstruiert, die Prozeduren liegen in kompelierter <text:s/></text:p>
      <text:p text:style-name="P9"><text:s text:c="7"/>Form vor und werden durch einen Linker zu einem ausführbaren Programm verbunden.</text:p>
      <text:p text:style-name="P9"><draw:custom-shape text:anchor-type="paragraph" draw:z-index="55" draw:style-name="gr16" draw:text-style-name="P45" svg:width="1.001cm" svg:height="1.001cm" svg:x="7.161cm" svg:y="0.17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draw:line text:anchor-type="paragraph" draw:z-index="75" draw:style-name="gr1" draw:text-style-name="P45" svg:x1="7.162cm" svg:y1="0.342cm" svg:x2="4.015cm" svg:y2="2.161cm"><text:p/></draw:line><draw:line text:anchor-type="paragraph" draw:z-index="79" draw:style-name="gr1" draw:text-style-name="P45" svg:x1="8.162cm" svg:y1="0.395cm" svg:x2="11.503cm" svg:y2="2.161cm"><text:p/></draw:line></text:p>
      <text:p text:style-name="P9"><draw:line text:anchor-type="paragraph" draw:z-index="76" draw:style-name="gr1" draw:text-style-name="P45" svg:x1="7.401cm" svg:y1="0.198cm" svg:x2="5.946cm" svg:y2="1.674cm"><text:p/></draw:line><draw:line text:anchor-type="paragraph" draw:z-index="77" draw:style-name="gr1" draw:text-style-name="P45" svg:x1="7.666cm" svg:y1="0.198cm" svg:x2="7.666cm" svg:y2="1.674cm"><text:p/></draw:line><draw:line text:anchor-type="paragraph" draw:z-index="78" draw:style-name="gr1" draw:text-style-name="P45" svg:x1="7.904cm" svg:y1="0.198cm" svg:x2="9.306cm" svg:y2="1.674cm"><text:p/></draw:line><text:tab/><text:tab/><text:tab/><text:tab/><text:tab/><text:tab/><text:tab/><text:tab/><text:tab/><text:tab/>Hauptprogramm</text:p>
      <text:p text:style-name="P9"><draw:line text:anchor-type="paragraph" draw:z-index="66" draw:style-name="gr20" draw:text-style-name="P45" svg:x1="0.873cm" svg:y1="0.453cm" svg:x2="16.166cm" svg:y2="0.427cm"><text:p/></draw:line></text:p>
      <text:p text:style-name="P9"/>
      <text:p text:style-name="P9"><draw:custom-shape text:anchor-type="paragraph" draw:z-index="56" draw:style-name="gr16" draw:text-style-name="P45" svg:width="1.001cm" svg:height="1.001cm" svg:x="7.161cm" svg:y="0.2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style-name="gr16" draw:text-style-name="P45" svg:width="1.001cm" svg:height="1.001cm" svg:x="9.162cm" svg:y="0.2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style-name="gr16" draw:text-style-name="P45" svg:width="1.001cm" svg:height="1.001cm" svg:x="11.162cm" svg:y="0.2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style-name="gr16" draw:text-style-name="P45" svg:width="1.001cm" svg:height="1.001cm" svg:x="5.161cm" svg:y="0.2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style-name="gr16" draw:text-style-name="P45" svg:width="1.001cm" svg:height="1.001cm" svg:x="3.161cm" svg:y="0.21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text:tab/><text:tab/><text:tab/><text:tab/><text:tab/><text:tab/><text:tab/><text:tab/><text:tab/><text:tab/>Dienstprozedur</text:p>
      <text:p text:style-name="P9"><draw:line text:anchor-type="paragraph" draw:z-index="68" draw:style-name="gr1" draw:text-style-name="P45" svg:x1="3.697cm" svg:y1="0.24cm" svg:x2="3.75cm" svg:y2="1.833cm"><text:p/></draw:line><draw:line text:anchor-type="paragraph" draw:z-index="69" draw:style-name="gr1" draw:text-style-name="P45" svg:x1="5.417cm" svg:y1="0.24cm" svg:x2="3.882cm" svg:y2="1.833cm"><text:p/></draw:line><draw:line text:anchor-type="paragraph" draw:z-index="70" draw:style-name="gr1" draw:text-style-name="P45" svg:x1="5.734cm" svg:y1="0.24cm" svg:x2="9.438cm" svg:y2="1.999cm"><text:p/></draw:line><draw:line text:anchor-type="paragraph" draw:z-index="71" draw:style-name="gr1" draw:text-style-name="P45" svg:x1="3.697cm" svg:y1="0.24cm" svg:x2="5.417cm" svg:y2="1.833cm"><text:p/></draw:line><draw:line text:anchor-type="paragraph" draw:z-index="72" draw:style-name="gr1" draw:text-style-name="P45" svg:x1="9.438cm" svg:y1="0.24cm" svg:x2="7.93cm" svg:y2="1.833cm"><text:p/></draw:line><draw:line text:anchor-type="paragraph" draw:z-index="73" draw:style-name="gr1" draw:text-style-name="P45" svg:x1="11.396cm" svg:y1="0.24cm" svg:x2="8.209cm" svg:y2="1.999cm"><text:p/></draw:line><draw:line text:anchor-type="paragraph" draw:z-index="74" draw:style-name="gr1" draw:text-style-name="P45" svg:x1="11.714cm" svg:y1="0.24cm" svg:x2="11.714cm" svg:y2="1.87cm"><text:p/></draw:line></text:p>
      <text:p text:style-name="P9"/>
      <text:p text:style-name="P9"><draw:line text:anchor-type="paragraph" draw:z-index="67" draw:style-name="gr20" draw:text-style-name="P45" svg:x1="0.979cm" svg:y1="0.157cm" svg:x2="16.272cm" svg:y2="0.131cm"><text:p/></draw:line></text:p>
      <text:p text:style-name="P9"><draw:custom-shape text:anchor-type="paragraph" draw:z-index="65" draw:style-name="gr16" draw:text-style-name="P45" svg:width="1.001cm" svg:height="1.001cm" svg:x="5.209cm" svg:y="0.3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style-name="gr16" draw:text-style-name="P45" svg:width="1.001cm" svg:height="1.001cm" svg:x="7.209cm" svg:y="0.3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style-name="gr16" draw:text-style-name="P45" svg:width="1.001cm" svg:height="1.001cm" svg:x="9.209cm" svg:y="0.4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style-name="gr16" draw:text-style-name="P45" svg:width="1.001cm" svg:height="1.001cm" svg:x="3.209cm" svg:y="0.3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style-name="gr16" draw:text-style-name="P45" svg:width="1.001cm" svg:height="1.001cm" svg:x="11.21cm" svg:y="0.4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text:tab/><text:tab/><text:tab/><text:tab/><text:tab/><text:tab/><text:tab/><text:tab/><text:tab/><text:tab/>Hilfsprozedur</text:p>
      <text:p text:style-name="P9"/>
      <text:p text:style-name="P9"/>
      <text:p text:style-name="P6">2.2 Beschreibung eines Systemaufrufes:</text:p>
      <text:p text:style-name="P6"/>
      <text:p text:style-name="P9"><draw:rect text:anchor-type="paragraph" draw:z-index="2" draw:style-name="gr3" draw:text-style-name="P45" svg:width="10cm" svg:height="1.001cm" svg:x="2.769cm" svg:y="0.469cm"><text:p text:style-name="P45">Benutzerprogramm 1</text:p></draw:rect><draw:line text:anchor-type="paragraph" draw:z-index="4" draw:style-name="gr1" draw:text-style-name="P45" svg:x1="0.769cm" svg:y1="0.469cm" svg:x2="12.769cm" svg:y2="0.469cm"><text:p/></draw:line><draw:line text:anchor-type="paragraph" draw:z-index="7" draw:style-name="gr5" draw:text-style-name="P45" svg:x1="1.792cm" svg:y1="0.469cm" svg:x2="1.792cm" svg:y2="8.417cm"><text:p/></draw:line></text:p>
      <text:p text:style-name="P9"><draw:frame text:anchor-type="paragraph" draw:z-index="92" draw:style-name="gr24" svg:width="3.837cm" svg:height="1.463cm" svg:x="13.249cm" svg:y="0.279cm"><draw:text-box><text:p>Benutzerprogramme</text:p><text:p>Laufen im </text:p><text:p>Benutzermodus</text:p></draw:text-box></draw:frame></text:p>
      <text:p text:style-name="P9"/>
      <text:p text:style-name="P9"><draw:rect text:anchor-type="paragraph" draw:z-index="3" draw:style-name="gr3" draw:text-style-name="P45" svg:width="10cm" svg:height="1.001cm" svg:x="2.769cm" svg:y="0.009cm"><text:p text:style-name="P45">Benutzerprogramm 2</text:p></draw:rect></text:p>
      <text:p text:style-name="P9"><draw:rect text:anchor-type="paragraph" draw:z-index="0" draw:style-name="gr1" draw:text-style-name="P45" svg:width="10cm" svg:height="6.002cm" svg:x="2.769cm" svg:y="0.469cm"><text:p/></draw:rect><draw:custom-shape text:anchor-type="paragraph" draw:z-index="6" draw:style-name="gr4" draw:text-style-name="P45" svg:width="0.401cm" svg:height="0.401cm" svg:x="3.40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3" draw:style-name="gr22" draw:text-style-name="P45" svg:x1="3.618cm" svg:y1="0.469cm" svg:x2="3.618cm" svg:y2="5.274cm"><text:p/></draw:line><draw:line text:anchor-type="paragraph" draw:z-index="86" draw:style-name="gr22" draw:text-style-name="P45" svg:x1="7.692cm" svg:y1="1.543cm" svg:x2="4.041cm" svg:y2="0.469cm"><text:p/></draw:line><draw:rect text:anchor-type="paragraph" draw:z-index="91" draw:style-name="gr3" draw:text-style-name="P45" svg:width="4.001cm" svg:height="0.5cm" draw:transform="rotate (1.5707963267949) translate (1.10595833333333cm 4.34975cm)"><text:p text:style-name="P45">Arbeitsspeicher</text:p></draw:rect></text:p>
      <text:p text:style-name="P9"><draw:path text:anchor-type="paragraph" draw:z-index="1" draw:style-name="gr2" draw:text-style-name="P45" svg:width="1.959cm" svg:height="1.778cm" draw:transform="skewX (-0.0453785605518526) rotate (-2.37940736924387) translate (9.95359406464532cm 1.43036061557977cm)" svg:viewBox="0 0 1960 1779" svg:d="m664 1755c182 90 311-87 430-226 123-145 450 196 531-57 49-152-9-399 237-463 236-61-20-314-91-429-110-182-336-107-508-124-246-25 7-667-340-384-134 110-244 249-430 181-207-76-235 216-169 395 74 200-272 191-316 384-84 364 538-4 237 351-165 195 101 366 261 327l181 45v0z"><text:p/></draw:path><draw:custom-shape text:anchor-type="paragraph" draw:z-index="90" draw:style-name="gr23" draw:text-style-name="P45" svg:width="0.451cm" svg:height="0.451cm" svg:x="6.025cm" svg:y="0.168cm"><text:p text:style-name="P45">4</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9"><draw:rect text:anchor-type="paragraph" draw:z-index="80" draw:style-name="gr21" draw:text-style-name="P45" svg:width="3.001cm" svg:height="0.5cm" svg:x="9.502cm" svg:y="0.12cm"><text:p text:style-name="P45">Dienstprozedur</text:p></draw:rect><text:tab/><text:tab/><text:tab/><text:tab/><text:tab/><text:tab/><text:tab/> <text:s text:c="5"/><text:tab/><text:tab/><text:tab/><text:tab/><text:tab/><text:tab/></text:p>
      <text:p text:style-name="P9"><draw:custom-shape text:anchor-type="paragraph" draw:z-index="89" draw:style-name="gr23" draw:text-style-name="P45" svg:width="0.451cm" svg:height="0.451cm" svg:x="6.449cm" svg:y="0.48cm"><text:p text:style-name="P45">3</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tab/><text:tab/><text:tab/><text:tab/><text:tab/><text:tab/><text:tab/><text:tab/><text:tab/><text:tab/></text:p>
      <text:p text:style-name="P9"><draw:g text:anchor-type="paragraph" draw:z-index="8" draw:style-name="gr6"><draw:rect draw:style-name="gr7" draw:text-style-name="P45" svg:width="1.001cm" svg:height="0.5cm" svg:x="4.935cm" svg:y="0.229cm"><text:p/></draw:rect><draw:rect draw:style-name="gr7" draw:text-style-name="P45" svg:width="1.001cm" svg:height="0.5cm" svg:x="4.935cm" svg:y="0.728cm"><text:p/></draw:rect><draw:rect draw:style-name="gr7" draw:text-style-name="P45" svg:width="1.001cm" svg:height="0.5cm" svg:x="4.935cm" svg:y="1.227cm"><text:p/></draw:rect><draw:rect draw:style-name="gr7" draw:text-style-name="P45" svg:width="1.001cm" svg:height="0.5cm" svg:x="4.935cm" svg:y="1.727cm"><text:p/></draw:rect></draw:g><draw:line text:anchor-type="paragraph" draw:z-index="85" draw:style-name="gr22" draw:text-style-name="P45" svg:x1="5.935cm" svg:y1="0.443cm" svg:x2="7.692cm" svg:y2="0.443cm"><text:p/></draw:line></text:p>
      <text:p text:style-name="P9"><draw:custom-shape text:anchor-type="paragraph" draw:z-index="87" draw:style-name="gr23" draw:text-style-name="P45" svg:width="0.451cm" svg:height="0.451cm" svg:x="3.168cm" svg:y="0.035cm"><text:p text:style-name="P45">1</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draw:frame text:anchor-type="paragraph" draw:z-index="93" draw:style-name="gr25" svg:width="3.705cm" svg:height="1.463cm" svg:x="13.196cm" svg:y="0.183cm"><draw:text-box><text:p>Das Betriebssystem</text:p><text:p>läuft im</text:p><text:p>Kernmodus</text:p></draw:text-box></draw:frame></text:p>
      <text:p text:style-name="P9"/>
      <text:p text:style-name="P9"><draw:line text:anchor-type="paragraph" draw:z-index="82" draw:style-name="gr1" draw:text-style-name="P45" svg:x1="5.935cm" svg:y1="0.279cm" svg:x2="6.819cm" svg:y2="1.284cm"><text:p/></draw:line><draw:line text:anchor-type="paragraph" draw:z-index="84" draw:style-name="gr22" draw:text-style-name="P45" svg:x1="3.618cm" svg:y1="1.38cm" svg:x2="4.936cm" svg:y2="0.279cm"><text:p/></draw:line></text:p>
      <text:p text:style-name="P9"><draw:custom-shape text:anchor-type="paragraph" draw:z-index="88" draw:style-name="gr23" draw:text-style-name="P45" svg:width="0.451cm" svg:height="0.451cm" svg:x="4.253cm" svg:y="0.321cm"><text:p text:style-name="P45">2</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draw:rect text:anchor-type="paragraph" draw:z-index="81" draw:style-name="gr21" draw:text-style-name="P45" svg:width="3.001cm" svg:height="0.5cm" svg:x="6.221cm" svg:y="0.31cm"><text:p text:style-name="P45">Dispatch Tabelle</text:p></draw:rect></text:p>
      <text:p text:style-name="P9"/>
      <text:p text:style-name="P9"/>
      <text:p text:style-name="P9"><draw:line text:anchor-type="paragraph" draw:z-index="5" draw:style-name="gr1" draw:text-style-name="P45" svg:x1="0.769cm" svg:y1="0.141cm" svg:x2="12.769cm" svg:y2="0.141cm"><text:p/></draw:line></text:p>
      <text:list xml:id="list2101599114" text:style-name="L1">
        <text:list-item>
          <text:list>
            <text:list-item>
              <text:list>
                <text:list-item>
                  <text:p text:style-name="P28">Es erfolgt ein Sprung aus dem Benutzermodus in den Kernmodus des Betriebssystems.</text:p>
                </text:list-item>
                <text:list-item>
                  <text:p text:style-name="P28">Durch das Betriebssystem wird die Nummer des aufgerufenen Dienstes bestimmt.</text:p>
                  <text:p text:style-name="P28">→ Parameterprüfung</text:p>
                </text:list-item>
                <text:list-item>
                  <text:p text:style-name="P28">Der Systemaufruf wird erkannt und anschließend gestartet.</text:p>
                </text:list-item>
                <text:list-item>
                  <text:p text:style-name="P28">Nach der Ausführung wird die Kontrolle an den aufrufenden Dienst im Benutzermodus zurück gegeben.</text:p>
                </text:list-item>
              </text:list>
            </text:list-item>
          </text:list>
        </text:list-item>
      </text:list>
      <text:p text:style-name="P11"/>
      <text:p text:style-name="P11"/>
      <text:p text:style-name="P11"/>
      <text:p text:style-name="P12"><text:soft-page-break/>2.3 Geschichtete Systeme:</text:p>
      <text:p text:style-name="P11"><text:tab/>Diese Systeme stellen eine Weiterentwicklung der monolytischen Systeme dar. Der <text:tab/>Zusammenhang wird durch die Unterscheidung in logische und physische Struktur deutlich.</text:p>
      <text:p text:style-name="P11"/>
      <table:table table:name="Tabelle1" table:style-name="Tabelle1">
        <table:table-column table:style-name="Tabelle1.A"/>
        <table:table-column table:style-name="Tabelle1.B"/>
        <table:table-row>
          <table:table-cell table:style-name="Tabelle1.A1" office:value-type="string">
            <text:p text:style-name="P25">Logische Architektur</text:p>
          </table:table-cell>
          <table:table-cell table:style-name="Tabelle1.B1" office:value-type="string">
            <text:p text:style-name="P25">Physische Architektur</text:p>
          </table:table-cell>
        </table:table-row>
        <table:table-row>
          <table:table-cell table:style-name="Tabelle1.A2" office:value-type="string">
            <text:p text:style-name="P24">Betrachtung des Systems aus der Umgebung, d.h. Verhalten und Funktion stehen im Mittelpunkt.</text:p>
          </table:table-cell>
          <table:table-cell table:style-name="Tabelle1.B2" office:value-type="string">
            <text:p text:style-name="P24">Zusammenwirken der einzelnen Komponenten wird betrachtet, Art und Weise der Dienstrealisierung besitzt den Fokus.</text:p>
          </table:table-cell>
        </table:table-row>
        <table:table-row>
          <table:table-cell table:style-name="Tabelle1.A2" office:value-type="string">
            <text:p text:style-name="P24">Das Betriebssystem stellt für den Benutzer Dienste bereit, wie diese realisiert werden wird nicht betrachtet.</text:p>
          </table:table-cell>
          <table:table-cell table:style-name="Tabelle1.B2" office:value-type="string">
            <text:p text:style-name="P24">Die physische Absatz wird für die Implementation des Betriebssystems benötigt.</text:p>
          </table:table-cell>
        </table:table-row>
      </table:table>
      <text:p text:style-name="P11"/>
      <text:p text:style-name="P12">Dienstrealisierung in Schichtenmodellen</text:p>
      <text:p text:style-name="P11"/>
      <text:p text:style-name="P11"><text:tab/><text:span text:style-name="T1">//Grafik von Kopie</text:span></text:p>
      <text:p text:style-name="P13"/>
      <text:p text:style-name="P11">Das Zusammenwirken einzelner Schichten kann wie folgt beschrieben werden:</text:p>
      <text:list xml:id="list2087133336" text:style-name="L2">
        <text:list-item>
          <text:p text:style-name="P29">eine Schicht A bietet der darüber liegenden Schicht A+1 Dienste an</text:p>
        </text:list-item>
        <text:list-item>
          <text:p text:style-name="P29">der Aufruf eines solchen Dienstes ergeht stets von der höheren Schicht zur darunter Liegenden über einen Dienstzugriffspunkt</text:p>
        </text:list-item>
        <text:list-item>
          <text:p text:style-name="P29">Die mit der Ausführung des Dienstes beauftragte Schicht kann den Dienst selbst erbringen oder an eine, in der Hierarchie tiefer stehende, Schicht weiterleiten</text:p>
        </text:list-item>
        <text:list-item>
          <text:p text:style-name="P29">Die Rückmeldung nach erfolgreicher Dienstausführung erfolgt in umgekehrter Reihenfolge des Dienstaufrufs an die aufrufende Schicht </text:p>
        </text:list-item>
      </text:list>
      <text:p text:style-name="P11"/>
      <text:p text:style-name="P12">konsistente Schichtung:</text:p>
      <text:p text:style-name="P11">Objekte aller Betriebssystemschichten nutzen Dienste nächstniedrigeren Schicht und bekommen Rückinformationen nur von dieser Schicht.</text:p>
      <text:p text:style-name="P11"><draw:rect text:anchor-type="paragraph" draw:z-index="42" draw:style-name="gr3" draw:text-style-name="P45" svg:width="3.001cm" svg:height="0.5cm" svg:x="4.366cm" svg:y="0.279cm"><text:p text:style-name="P45">5</text:p></draw:rect></text:p>
      <text:p text:style-name="P11"><draw:line text:anchor-type="paragraph" draw:z-index="47" draw:style-name="gr19" draw:text-style-name="P45" svg:x1="4.988cm" svg:y1="0.291cm" svg:x2="4.988cm" svg:y2="1.291cm"><text:p/></draw:line><draw:line text:anchor-type="paragraph" draw:z-index="54" draw:style-name="gr18" draw:text-style-name="P45" svg:x1="6.84cm" svg:y1="0.291cm" svg:x2="6.84cm" svg:y2="1.291cm"><text:p/></draw:line></text:p>
      <text:p text:style-name="P11"/>
      <text:p text:style-name="P11"><draw:rect text:anchor-type="paragraph" draw:z-index="43" draw:style-name="gr3" draw:text-style-name="P45" svg:width="3.001cm" svg:height="0.5cm" svg:x="4.366cm" svg:y="0.318cm"><text:p text:style-name="P45">4</text:p></draw:rect></text:p>
      <text:p text:style-name="P11"><draw:line text:anchor-type="paragraph" draw:z-index="48" draw:style-name="gr19" draw:text-style-name="P45" svg:x1="4.962cm" svg:y1="0.33cm" svg:x2="4.962cm" svg:y2="1.33cm"><text:p/></draw:line><draw:line text:anchor-type="paragraph" draw:z-index="53" draw:style-name="gr18" draw:text-style-name="P45" svg:x1="6.814cm" svg:y1="0.33cm" svg:x2="6.814cm" svg:y2="1.33cm"><text:p/></draw:line></text:p>
      <text:p text:style-name="P11"/>
      <text:p text:style-name="P11"><draw:rect text:anchor-type="paragraph" draw:z-index="44" draw:style-name="gr3" draw:text-style-name="P45" svg:width="3.001cm" svg:height="0.5cm" svg:x="4.366cm" svg:y="0.356cm"><text:p text:style-name="P45">3</text:p></draw:rect></text:p>
      <text:p text:style-name="P11"><draw:line text:anchor-type="paragraph" draw:z-index="49" draw:style-name="gr19" draw:text-style-name="P45" svg:x1="4.962cm" svg:y1="0.369cm" svg:x2="4.962cm" svg:y2="1.369cm"><text:p/></draw:line><draw:line text:anchor-type="paragraph" draw:z-index="51" draw:style-name="gr18" draw:text-style-name="P45" svg:x1="6.84cm" svg:y1="0.369cm" svg:x2="6.84cm" svg:y2="1.369cm"><text:p/></draw:line></text:p>
      <text:p text:style-name="P11"/>
      <text:p text:style-name="P11"><draw:rect text:anchor-type="paragraph" draw:z-index="45" draw:style-name="gr3" draw:text-style-name="P45" svg:width="3.001cm" svg:height="0.5cm" svg:x="4.366cm" svg:y="0.395cm"><text:p text:style-name="P45">2</text:p></draw:rect></text:p>
      <text:p text:style-name="P11"><draw:line text:anchor-type="paragraph" draw:z-index="50" draw:style-name="gr19" draw:text-style-name="P45" svg:x1="4.962cm" svg:y1="0.407cm" svg:x2="4.962cm" svg:y2="1.407cm"><text:p/></draw:line><draw:line text:anchor-type="paragraph" draw:z-index="52" draw:style-name="gr18" draw:text-style-name="P45" svg:x1="6.84cm" svg:y1="0.407cm" svg:x2="6.84cm" svg:y2="1.407cm"><text:p/></draw:line></text:p>
      <text:p text:style-name="P11"/>
      <text:p text:style-name="P11"><draw:rect text:anchor-type="paragraph" draw:z-index="46" draw:style-name="gr3" draw:text-style-name="P45" svg:width="3.001cm" svg:height="0.5cm" svg:x="4.366cm" svg:y="0.434cm"><text:p text:style-name="P45">1</text:p></draw:rect></text:p>
      <text:p text:style-name="P11"/>
      <text:p text:style-name="P12"/>
      <text:p text:style-name="P12"/>
      <text:p text:style-name="P12"/>
      <text:p text:style-name="P12"/>
      <text:p text:style-name="P12"/>
      <text:p text:style-name="P12"/>
      <text:p text:style-name="P12"/>
      <text:p text:style-name="P12"/>
      <text:p text:style-name="P12"/>
      <text:p text:style-name="P12"><text:soft-page-break/>quasikonsistente Schichtung:</text:p>
      <text:p text:style-name="P11">Objekte einer Betriebssystemschicht nutzen Dienste niedrigerer Schichten so, dass sie Rückinformationen nur von der diensterbringenden Schicht erhalten.</text:p>
      <text:p text:style-name="P11"><draw:rect text:anchor-type="paragraph" draw:z-index="25" draw:style-name="gr3" draw:text-style-name="P45" svg:width="3.001cm" svg:height="0.5cm" svg:x="4.366cm" svg:y="0.279cm"><text:p text:style-name="P45">5</text:p></draw:rect></text:p>
      <text:p text:style-name="P11"><draw:line text:anchor-type="paragraph" draw:z-index="30" draw:style-name="gr17" draw:text-style-name="P45" svg:x1="4.544cm" svg:y1="0.291cm" svg:x2="4.544cm" svg:y2="2.789cm"><text:p/></draw:line><draw:line text:anchor-type="paragraph" draw:z-index="31" draw:style-name="gr17" draw:text-style-name="P45" svg:x1="4.544cm" svg:y1="3.291cm" svg:x2="4.544cm" svg:y2="5.789cm"><text:p/></draw:line><draw:line text:anchor-type="paragraph" draw:z-index="32" draw:style-name="gr18" draw:text-style-name="P45" svg:x1="5.544cm" svg:y1="0.291cm" svg:x2="5.544cm" svg:y2="2.789cm"><text:p/></draw:line><draw:line text:anchor-type="paragraph" draw:z-index="37" draw:style-name="gr18" draw:text-style-name="P45" svg:x1="7.184cm" svg:y1="0.289cm" svg:x2="7.184cm" svg:y2="1.289cm"><text:p/></draw:line><draw:line text:anchor-type="paragraph" draw:z-index="39" draw:style-name="gr19" draw:text-style-name="P45" svg:x1="6.602cm" svg:y1="0.289cm" svg:x2="6.602cm" svg:y2="1.289cm"><text:p/></draw:line></text:p>
      <text:p text:style-name="P11"/>
      <text:p text:style-name="P11"><draw:rect text:anchor-type="paragraph" draw:z-index="29" draw:style-name="gr3" draw:text-style-name="P45" svg:width="3.001cm" svg:height="0.5cm" svg:x="6.366cm" svg:y="0.316cm"><text:p text:style-name="P45">4</text:p></draw:rect></text:p>
      <text:p text:style-name="P11"><draw:line text:anchor-type="paragraph" draw:z-index="36" draw:style-name="gr18" draw:text-style-name="P45" svg:x1="7.184cm" svg:y1="0.328cm" svg:x2="7.184cm" svg:y2="1.328cm"><text:p/></draw:line><draw:line text:anchor-type="paragraph" draw:z-index="40" draw:style-name="gr19" draw:text-style-name="P45" svg:x1="6.576cm" svg:y1="0.328cm" svg:x2="6.576cm" svg:y2="1.328cm"><text:p/></draw:line></text:p>
      <text:p text:style-name="P11"/>
      <text:p text:style-name="P11"><draw:rect text:anchor-type="paragraph" draw:z-index="26" draw:style-name="gr3" draw:text-style-name="P45" svg:width="3.001cm" svg:height="0.5cm" svg:x="4.366cm" svg:y="0.355cm"><text:p text:style-name="P45">3</text:p></draw:rect></text:p>
      <text:p text:style-name="P11"><draw:line text:anchor-type="paragraph" draw:z-index="33" draw:style-name="gr18" draw:text-style-name="P45" svg:x1="5.544cm" svg:y1="0.369cm" svg:x2="5.544cm" svg:y2="2.867cm"><text:p/></draw:line><draw:line text:anchor-type="paragraph" draw:z-index="35" draw:style-name="gr18" draw:text-style-name="P45" svg:x1="7.184cm" svg:y1="0.367cm" svg:x2="7.184cm" svg:y2="1.367cm"><text:p/></draw:line><draw:line text:anchor-type="paragraph" draw:z-index="41" draw:style-name="gr19" draw:text-style-name="P45" svg:x1="6.576cm" svg:y1="0.367cm" svg:x2="6.576cm" svg:y2="1.367cm"><text:p/></draw:line></text:p>
      <text:p text:style-name="P11"/>
      <text:p text:style-name="P11"><draw:rect text:anchor-type="paragraph" draw:z-index="27" draw:style-name="gr3" draw:text-style-name="P45" svg:width="3.001cm" svg:height="0.5cm" svg:x="6.366cm" svg:y="0.393cm"><text:p text:style-name="P45">2</text:p></draw:rect></text:p>
      <text:p text:style-name="P11"><draw:line text:anchor-type="paragraph" draw:z-index="34" draw:style-name="gr18" draw:text-style-name="P45" svg:x1="7.184cm" svg:y1="0.406cm" svg:x2="7.184cm" svg:y2="1.406cm"><text:p/></draw:line><draw:line text:anchor-type="paragraph" draw:z-index="38" draw:style-name="gr19" draw:text-style-name="P45" svg:x1="6.576cm" svg:y1="0.406cm" svg:x2="6.576cm" svg:y2="1.406cm"><text:p/></draw:line></text:p>
      <text:p text:style-name="P11"/>
      <text:p text:style-name="P11"><draw:rect text:anchor-type="paragraph" draw:z-index="28" draw:style-name="gr3" draw:text-style-name="P45" svg:width="3.001cm" svg:height="0.5cm" svg:x="4.366cm" svg:y="0.432cm"><text:p text:style-name="P45">1</text:p></draw:rect></text:p>
      <text:p text:style-name="P11"/>
      <text:p text:style-name="P11"/>
      <text:p text:style-name="P12">2.4 Virtuelle Maschinen:</text:p>
      <text:p text:style-name="P11">Grundprinzip: Auf der real vorhandenen Hardware wird mit Mitteln der Software der vorhandene </text:p>
      <text:p text:style-name="P11"><text:tab/><text:tab/>Rechner abgebildet. Diese Maschine ist nur scheinbar (=virtuell) vorhanden, bietet </text:p>
      <text:p text:style-name="P11"><text:tab/><text:tab/>aber die gleiche Funktionalität wie der echte Rechner.</text:p>
      <text:p text:style-name="P11"><draw:rect text:anchor-type="paragraph" draw:z-index="22" draw:style-name="gr14" draw:text-style-name="P45" svg:width="3.001cm" svg:height="0.5cm" svg:x="2.506cm" svg:y="0.044cm"><text:p text:style-name="P45">Anwendung</text:p></draw:rect></text:p>
      <text:p text:style-name="P11"><draw:rect text:anchor-type="paragraph" draw:z-index="21" draw:style-name="gr14" draw:text-style-name="P45" svg:width="3.001cm" svg:height="0.5cm" svg:x="2.506cm" svg:y="0.056cm"><text:p text:style-name="P45">Betriebssystem</text:p></draw:rect><draw:custom-shape text:anchor-type="paragraph" draw:z-index="23" draw:style-name="gr15" svg:width="1.218cm" svg:height="0.398cm" svg:x="6.502cm" svg:y="0.02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 <text:s text:c="3"/>Virtuelle Maschine</text:p>
      <text:p text:style-name="P11"><draw:rect text:anchor-type="paragraph" draw:z-index="19" draw:style-name="gr14" draw:text-style-name="P45" svg:width="3.001cm" svg:height="0.5cm" svg:x="2.506cm" svg:y="0.069cm"><text:p text:style-name="P45">Hardware</text:p></draw:rect></text:p>
      <text:p text:style-name="P11"><draw:rect text:anchor-type="paragraph" draw:z-index="18" draw:style-name="gr3" draw:text-style-name="P45" svg:width="5.001cm" svg:height="0.5cm" svg:x="1.506cm" svg:y="0.083cm"><text:p text:style-name="P45">Betriebssystem</text:p></draw:rect></text:p>
      <text:p text:style-name="P11"><draw:rect text:anchor-type="paragraph" draw:z-index="20" draw:style-name="gr3" draw:text-style-name="P45" svg:width="5.001cm" svg:height="0.5cm" svg:x="1.506cm" svg:y="0.095cm"><text:p text:style-name="P45">Hardware</text:p></draw:rect><draw:custom-shape text:anchor-type="paragraph" draw:z-index="24" draw:style-name="gr16" svg:width="1.221cm" svg:height="0.401cm" svg:x="6.849cm" svg:y="0.0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 <text:s text:c="6"/>Reale Maschine</text:p>
      <text:p text:style-name="P11"/>
      <text:p text:style-name="P11">Erfolgen aus der Anwendung oder dem Betriebssystem in der virtuellen Maschine heraus Hardwarezugriffe, so werden diese von der virtuellen Maschine angefangen und nur auf der virtuellen Hardware ausgeführt.</text:p>
      <text:p text:style-name="P11">Durch diese Technik, die besonders für Problemumgebungen geeignet ist, wird die reale Maschine vor Schäden geschützt. Weiterer Anwendungsfall ist das Benutzen des Internets aus einer virtuellen Maschine heraus. </text:p>
      <text:p text:style-name="P11"/>
      <text:p text:style-name="P12">2.5 Client-Server-Architektur:</text:p>
      <text:p text:style-name="P11">Grundstruktur des Systems auf einem Rechner.</text:p>
      <text:p text:style-name="P11"/>
      <text:p text:style-name="P11"><draw:line text:anchor-type="paragraph" draw:z-index="11" draw:style-name="gr8" draw:text-style-name="P45" svg:x1="4.761cm" svg:y1="0.445cm" svg:x2="9.751cm" svg:y2="0.445cm"><text:p/></draw:line><draw:rect text:anchor-type="paragraph" draw:z-index="9" draw:style-name="gr3" draw:text-style-name="P45" svg:width="4.001cm" svg:height="1.5cm" svg:x="9.731cm" svg:y="0.286cm"><text:p text:style-name="P45">Server</text:p></draw:rect><draw:rect text:anchor-type="paragraph" draw:z-index="16" draw:style-name="gr3" draw:text-style-name="P45" svg:width="4.001cm" svg:height="1.5cm" svg:x="0.76cm" svg:y="0.321cm"><text:p text:style-name="P45">Client</text:p></draw:rect><text:tab/><text:tab/><text:tab/><text:tab/><text:tab/><text:span text:style-name="T2">Systemaufruf</text:span></text:p>
      <text:p text:style-name="P11"><text:tab/><text:tab/><text:tab/><text:tab/><text:tab/><text:tab/><text:tab/></text:p>
      <text:p text:style-name="P11"><text:tab/><text:tab/><text:tab/><text:tab/><text:tab/><text:span text:style-name="T2">Antwort</text:span></text:p>
      <text:p text:style-name="P11"><draw:line text:anchor-type="paragraph" draw:z-index="17" draw:style-name="gr13" draw:text-style-name="P45" svg:x1="4.761cm" svg:y1="0.034cm" svg:x2="9.751cm" svg:y2="0.034cm"><text:p/></draw:line><draw:line text:anchor-type="paragraph" draw:z-index="12" draw:style-name="gr9" draw:text-style-name="P45" svg:x1="0.945cm" svg:y1="0.351cm" svg:x2="0.945cm" svg:y2="1.824cm"><text:p/></draw:line><draw:line text:anchor-type="paragraph" draw:z-index="13" draw:style-name="gr10" draw:text-style-name="P45" svg:x1="4.416cm" svg:y1="0.351cm" svg:x2="4.416cm" svg:y2="1.824cm"><text:p/></draw:line><draw:line text:anchor-type="paragraph" draw:z-index="15" draw:style-name="gr12" draw:text-style-name="P45" svg:x1="10.125cm" svg:y1="0.325cm" svg:x2="10.125cm" svg:y2="1.798cm"><text:p/></draw:line><draw:line text:anchor-type="paragraph" draw:z-index="14" draw:style-name="gr11" draw:text-style-name="P45" svg:x1="13.42cm" svg:y1="0.319cm" svg:x2="13.42cm" svg:y2="1.818cm"><text:p/></draw:line><text:tab/><text:tab/><text:tab/><text:tab/><text:tab/></text:p>
      <text:p text:style-name="P11"/>
      <text:p text:style-name="P11"><text:s text:c="10"/><text:span text:style-name="T3">Senden</text:span><text:tab/><text:tab/> <text:s text:c="6"/><text:span text:style-name="T4">Warten</text:span><text:tab/><text:tab/><text:tab/><text:tab/> <text:s/><text:span text:style-name="T4">Senden</text:span><text:tab/> <text:s text:c="9"/><text:span text:style-name="T3">Warten</text:span></text:p>
      <text:p text:style-name="P11"><draw:rect text:anchor-type="paragraph" draw:z-index="10" draw:style-name="gr3" draw:text-style-name="P45" svg:width="12.995cm" svg:height="1.5cm" svg:x="0.73cm" svg:y="0.388cm"><text:p text:style-name="P45">Betriebssystem</text:p></draw:rect></text:p>
      <text:p text:style-name="P11"/>
      <text:p text:style-name="P11"/>
      <text:p text:style-name="P11"/>
      <text:p text:style-name="P11">Bei diesem System besteht die Aufgabe des Kerns darin die Kommunikation zwischen Clients und Servern durchzuführen. Durch das aufteilen des Betriebssystems in Teile werden diese kleiner, überschaubarer und besser handhabbarer. Die Server können im Benutzermodus ausgeführt werden, das heißt bei Störungen ist die Gesamtstabilität des Systems nicht gefährdet.</text:p>
      <text:p text:style-name="P14"><text:soft-page-break/>3. Prozesssteuerung</text:p>
      <text:p text:style-name="P18">3.1 Prozessmodell</text:p>
      <text:p text:style-name="P17">Begriff: Als Prozess (=Jobs, Task, Aufgabe, …) wird in grober Verallgemeinerung die <text:s/></text:p>
      <text:p text:style-name="P17"><text:tab/> <text:s/>einmalige Ausführung eines Programms verstanden.</text:p>
      <text:p text:style-name="P17">Mit dem Prozessmodell können die Globalzustände beschrieben werden, in dem sich ein Prozess befindet. </text:p>
      <text:p text:style-name="P17"/>
      <text:p text:style-name="P17"><draw:line text:anchor-type="paragraph" draw:z-index="102" draw:style-name="gr27" draw:text-style-name="P45" svg:x1="10.1cm" svg:y1="0.192cm" svg:x2="13.196cm" svg:y2="1.515cm"><text:p/></draw:line><text:tab/><text:tab/><text:tab/><text:tab/><text:tab/><text:tab/><text:tab/><text:tab/><text:tab/>Deaktiviert</text:p>
      <text:p text:style-name="P17"><draw:line text:anchor-type="paragraph" draw:z-index="101" draw:style-name="gr27" draw:text-style-name="P45" svg:x1="5.497cm" svg:y1="0.261cm" svg:x2="3.327cm" svg:y2="1.028cm"><text:p/></draw:line><draw:line text:anchor-type="paragraph" draw:z-index="100" draw:style-name="gr27" draw:text-style-name="P45" svg:x1="11.74cm" svg:y1="1.107cm" svg:x2="10.444cm" svg:y2="0.393cm"><text:p/></draw:line><draw:rect text:anchor-type="paragraph" draw:z-index="95" draw:style-name="gr3" draw:text-style-name="P45" svg:width="4.001cm" svg:height="1.5cm" svg:x="5.8cm" svg:y="4.311cm"><text:p text:style-name="P45">Blockiert</text:p></draw:rect><draw:rect text:anchor-type="paragraph" draw:z-index="94" draw:style-name="gr3" draw:text-style-name="P45" svg:width="4.001cm" svg:height="1.5cm" svg:x="0.799cm" svg:y="1.311cm"><text:p text:style-name="P45">Nicht</text:p><text:p text:style-name="P45">existent</text:p></draw:rect><text:tab/>Terminierung</text:p>
      <text:p text:style-name="P17"><draw:line text:anchor-type="paragraph" draw:z-index="103" draw:style-name="gr27" draw:text-style-name="P45" svg:x1="7.904cm" svg:y1="0.356cm" svg:x2="7.878cm" svg:y2="3.716cm"><text:p/></draw:line></text:p>
      <text:p text:style-name="P17"><text:tab/><text:tab/><text:tab/><text:tab/><text:tab/><text:tab/><text:tab/>Aktivieren</text:p>
      <text:p text:style-name="P17"><text:tab/><text:tab/><text:tab/><text:tab/>Anfordern von</text:p>
      <text:p text:style-name="P17"><draw:rect text:anchor-type="paragraph" draw:z-index="96" draw:style-name="gr3" draw:text-style-name="P45" svg:width="4.001cm" svg:height="1.5cm" svg:x="10.8cm" svg:y="-0.637cm"><text:p text:style-name="P45">Bereit</text:p></draw:rect><text:tab/><text:tab/><text:tab/><text:tab/>zusätzlicher</text:p>
      <text:p text:style-name="P17"><text:tab/><text:tab/><text:tab/><text:tab/>Betriebsmittel</text:p>
      <text:p text:style-name="P17"><draw:line text:anchor-type="paragraph" draw:z-index="98" draw:style-name="gr26" draw:text-style-name="P45" svg:x1="4.173cm" svg:y1="0.356cm" svg:x2="5.469cm" svg:y2="1.335cm"><text:p/></draw:line><draw:line text:anchor-type="paragraph" draw:z-index="99" draw:style-name="gr27" draw:text-style-name="P45" svg:x1="10.179cm" svg:y1="1.229cm" svg:x2="10.735cm" svg:y2="0.409cm"><text:p/></draw:line><text:tab/>Initialisierung<text:tab/><text:tab/><text:tab/><text:tab/><text:tab/><text:tab/><text:tab/>Freigabe von Betriebsmitteln</text:p>
      <text:p text:style-name="P17"><text:tab/><text:tab/><text:tab/><text:tab/><text:tab/><text:tab/><text:tab/><text:tab/><text:tab/>die für die Bearbeitung </text:p>
      <text:p text:style-name="P17"><draw:rect text:anchor-type="paragraph" draw:z-index="97" draw:style-name="gr3" draw:text-style-name="P45" svg:width="4.001cm" svg:height="1.5cm" svg:x="5.8cm" svg:y="-4.69cm"><text:p text:style-name="P45">Aktiv</text:p></draw:rect><text:tab/><text:tab/><text:tab/><text:tab/><text:tab/><text:tab/><text:tab/><text:tab/><text:tab/>notwendig sind</text:p>
      <text:p text:style-name="P17"/>
      <text:p text:style-name="P17"/>
      <text:p text:style-name="P17"/>
      <text:p text:style-name="P17"/>
      <text:p text:style-name="P17">Erklärungen:</text:p>
      <text:list xml:id="list1346123461" text:style-name="L3">
        <text:list-item>
          <text:list>
            <text:list-item>
              <text:p text:style-name="P30">der aktive Prozess ist im Besitz des Betriebsmittels Prozessor, er wird bearbeitet d.h. seine Abarbeitung schreitet voran</text:p>
            </text:list-item>
            <text:list-item>
              <text:p text:style-name="P30">bereit ist ein Prozess, wenn er alle für seine Bearbeitung notwendigen Betriebsmittel besitzt, außer den Prozessor</text:p>
            </text:list-item>
            <text:list-item>
              <text:p text:style-name="P30">blockierte Prozesse warten auf die Freigabe für sie notwendiger Betriebsmittel die von anderen Prozessen benutzt werden</text:p>
            </text:list-item>
          </text:list>
        </text:list-item>
      </text:list>
      <text:p text:style-name="P17"/>
      <text:p text:style-name="P17">Prozesszustände in Unix</text:p>
      <text:p text:style-name="P17">swap in / swap out: Speicherladeabläufe der aktuellen Prozesse</text:p>
      <text:p text:style-name="P17">swap-Partition: Auslagerungspartition</text:p>
      <text:p text:style-name="P17"/>
      <text:p text:style-name="P17">Windows NT Prozesszustände (thread states)</text:p>
      <text:p text:style-name="P17"/>
      <text:p text:style-name="P17">Begriff Prozess:</text:p>
      <text:list xml:id="list165291452" text:style-name="L4">
        <text:list-item>
          <text:p text:style-name="P31">ein Prozess wird initiiert (geboren)</text:p>
        </text:list-item>
        <text:list-item>
          <text:p text:style-name="P31">ein Prozess wird vernichtet </text:p>
        </text:list-item>
        <text:list-item>
          <text:p text:style-name="P31">ein Prozess kann mit anderen Prozessen kommunizieren</text:p>
        </text:list-item>
        <text:list-item>
          <text:p text:style-name="P31">ein Prozess kann zwischen 2 Schritten unterbrochen (Entzug von Betriebsmitteln)</text:p>
        </text:list-item>
        <text:list-item>
          <text:p text:style-name="P31">ein Prozess kann andere Prozesse erzeugen</text:p>
        </text:list-item>
        <text:list-item>
          <text:p text:style-name="P31">ein Prozess besitzt Betriebsmittel, kann diese freigeben und andere anfordern</text:p>
        </text:list-item>
      </text:list>
      <text:p text:style-name="P17"/>
      <text:p text:style-name="P18">3.2 Verwaltung von Prozessen</text:p>
      <text:p text:style-name="P17">Zur Verwaltung der Prozesse durch das Betriebssystem existiert eine Datenstruktur </text:p>
      <text:p text:style-name="P17">(= Tasksteuerblock, Prozesstabelle, Prozessleitblock, …). In der für jeden Prozess ein Eintrag mit den notwendigen Angaben zum jeweiligen Prozess erstellt wird.</text:p>
      <text:p text:style-name="P17"/>
      <text:p text:style-name="P17">Diese Datenstruktur beinhaltet alle für das Abarbeiten des Prozesses notwendigen Informationen.</text:p>
      <text:p text:style-name="P17">Beschreibung: - Startadresse</text:p>
      <text:p text:style-name="P17"><text:tab/><text:tab/>- benötigte Betriebsmittel</text:p>
      <text:p text:style-name="P17"><text:soft-page-break/>Erzeugungsparameter: - Dringlichkeit (Priorität)</text:p>
      <text:p text:style-name="P17"><text:tab/><text:tab/><text:tab/> - Taskname</text:p>
      <text:p text:style-name="P17"><text:tab/><text:tab/><text:tab/> - Arbeitsspeicher- und Stackadresse</text:p>
      <text:list xml:id="list921401863" text:style-name="L5">
        <text:list-item>
          <text:list>
            <text:list-item>
              <text:list>
                <text:list-item>
                  <text:list>
                    <text:list-item>
                      <text:p text:style-name="P32">erzeugender Prozess</text:p>
                    </text:list-item>
                    <text:list-item>
                      <text:p text:style-name="P32"/>
                    </text:list-item>
                  </text:list>
                </text:list-item>
              </text:list>
            </text:list-item>
          </text:list>
        </text:list-item>
      </text:list>
      <text:p text:style-name="P17">Bearbeitungszustand: - Laufzustand</text:p>
      <text:p text:style-name="P17"><text:tab/><text:tab/><text:tab/>- Wartebedingungen</text:p>
      <text:p text:style-name="P17"><text:tab/><text:tab/><text:tab/>- belegte Betriebsmittel</text:p>
      <text:p text:style-name="P17"><text:tab/><text:tab/><text:tab/>- Registerrettungsbereich</text:p>
      <text:p text:style-name="P17"/>
      <text:p text:style-name="P17">Ablauf einer Umschaltung: - neuen Prozess definieren</text:p>
      <text:p text:style-name="P17"><text:tab/><text:tab/><text:tab/> <text:s text:c="8"/>- neuen Prozess starten</text:p>
      <text:p text:style-name="P17"><text:tab/><text:tab/><text:tab/> <text:s text:c="8"/>- stoppen des aktiven Task</text:p>
      <text:p text:style-name="P17"><text:tab/><text:tab/><text:tab/> <text:s text:c="8"/>- </text:p>
      <text:p text:style-name="P17"><text:tab/><text:tab/><text:tab/> <text:s text:c="8"/>- eine weitere Assemblerroutine bereitet den Stack vor</text:p>
      <text:p text:style-name="P17"><text:tab/><text:tab/><text:tab/> <text:s text:c="8"/>- fortsetzen des gestoppten Task</text:p>
      <text:p text:style-name="P17"/>
      <text:p text:style-name="P17">Es gibt eine Reihe von Algorithmen für die Umschaltung die entsprechend einer Kriterienliste die Anforderungen mehr oder weniger gut erfüllen: </text:p>
      <text:list xml:id="list1539937265" text:style-name="L6">
        <text:list-item>
          <text:list>
            <text:list-item>
              <text:list>
                <text:list-item>
                  <text:list>
                    <text:list-item>
                      <text:list>
                        <text:list-item>
                          <text:list>
                            <text:list-item>
                              <text:list>
                                <text:list-item>
                                  <text:list>
                                    <text:list-item>
                                      <text:p text:style-name="P33">Fairness</text:p>
                                    </text:list-item>
                                    <text:list-item>
                                      <text:p text:style-name="P33">Effizienz</text:p>
                                    </text:list-item>
                                    <text:list-item>
                                      <text:p text:style-name="P33">Antwortzeit</text:p>
                                    </text:list-item>
                                    <text:list-item>
                                      <text:p text:style-name="P33">Verweilzeit</text:p>
                                    </text:list-item>
                                    <text:list-item>
                                      <text:p text:style-name="P33">Durchsatz</text:p>
                                    </text:list-item>
                                  </text:list>
                                </text:list-item>
                              </text:list>
                            </text:list-item>
                          </text:list>
                        </text:list-item>
                      </text:list>
                    </text:list-item>
                  </text:list>
                </text:list-item>
              </text:list>
            </text:list-item>
          </text:list>
        </text:list-item>
      </text:list>
      <text:p text:style-name="P17"/>
      <text:p text:style-name="P19">3.3 Zeitscheibenalgorithmus</text:p>
      <text:p text:style-name="P17">Prinzip: Für jeden Prozess wird die gleiche Prozessorarbeitszeit hervor gesehen. Nach einer <text:tab/></text:p>
      <text:p text:style-name="P17"><text:tab/> <text:s/>bestimmten Zeit (100ms) wird dem aktivem Prozess der Prozessor entzogen und der </text:p>
      <text:p text:style-name="P17"><text:tab/> <text:s/>nächste rechenbereite Prozess wird ausgeführt.</text:p>
      <text:p text:style-name="P17"><text:tab/> <text:s/>(Round Robin = Zeitscheiben Scheduling)</text:p>
      <text:p text:style-name="P17"/>
      <text:p text:style-name="P19">3.4 Prioritätsalgorithmus</text:p>
      <text:p text:style-name="P17">Prinzip: Jeder Prozess bekommt eine Prioritätsstufe zugewiesen. Der ausführbereite Prozess mit der </text:p>
      <text:p text:style-name="P17"><text:tab/> <text:s/>höchsten Prioritätsstufe wird als erster ausgeführt. Nach der Ausführung wird der Prozess </text:p>
      <text:p text:style-name="P17"><text:tab/> <text:s/>um eine Stufe zurückgestuft. </text:p>
      <text:p text:style-name="P17"><text:tab/> <text:s/>(Prioritäts-Scheduling)</text:p>
      <text:p text:style-name="P17"/>
      <text:p text:style-name="P17"><text:tab/>[P4] – [A] – [B]</text:p>
      <text:p text:style-name="P17"><text:tab/>[P3] – [C] – [D]</text:p>
      <text:p text:style-name="P17"><text:tab/>[P2] – [E] – [F] – [G]</text:p>
      <text:p text:style-name="P17"><text:tab/>[P1] – [H]</text:p>
      <text:p text:style-name="P17"/>
      <text:p text:style-name="P17"><text:tab/>Prioritäten können statisch oder dynamisch zugewiesen werden. </text:p>
      <text:p text:style-name="P17"><text:tab/></text:p>
      <text:p text:style-name="P17"><text:tab/><text:span text:style-name="T5">// TU Chemnitz </text:span></text:p>
      <text:p text:style-name="P17"/>
      <text:p text:style-name="P17"/>
      <text:p text:style-name="P17"/>
      <text:p text:style-name="P17"/>
      <text:p text:style-name="P17"/>
      <text:p text:style-name="P17"/>
      <text:p text:style-name="P17"/>
      <text:p text:style-name="P15"><text:soft-page-break/>4. Ein- und Ausgabesteuerung</text:p>
      <text:p text:style-name="P15"/>
      <table:table table:name="Tabelle2" table:style-name="Tabelle2">
        <table:table-column table:style-name="Tabelle2.A"/>
        <table:table-column table:style-name="Tabelle2.B"/>
        <table:table-row>
          <table:table-cell table:style-name="Tabelle2.A1" office:value-type="string">
            <text:p text:style-name="P22">Logisches Ein- und Ausgabesystem </text:p>
          </table:table-cell>
          <table:table-cell table:style-name="Tabelle2.B1" office:value-type="string">
            <text:p text:style-name="P26">Physisches Ein- und Ausgabesystem</text:p>
          </table:table-cell>
        </table:table-row>
        <table:table-row>
          <table:table-cell table:style-name="Tabelle2.A2" office:value-type="string">
            <text:p text:style-name="P26">Das System ermöglicht die Ein- und Ausgabe nutzer- bzw. programmspezifischer Dateneinheiten. Es stellt dazu logische Ein- und Ausgabegeräte bereit (Konsole, Variable)</text:p>
          </table:table-cell>
          <table:table-cell table:style-name="Tabelle2.A1" office:value-type="string">
            <text:p text:style-name="P26">Für dieses System spielt die Steuerung und Synchronisation der Benutzertasks die zentrale Rolle. Es erfolgt die Ein und Ausgabe gerätespezifischer Dateneinheiten über physische Ein- und Ausgabegeräte.</text:p>
          </table:table-cell>
        </table:table-row>
        <table:table-row>
          <table:table-cell table:style-name="Tabelle2.A3" office:value-type="string">
            <text:p text:style-name="P26">Logische Ein- und Ausgabegeräte sind abstrakte Gebilde, deren Funktionalität mit Hilfe der Software dargestellt wird.</text:p>
          </table:table-cell>
          <table:table-cell table:style-name="Tabelle2.B3" office:value-type="string">
            <text:p text:style-name="P26">Physische Ein- und Ausgabegeräte sind reale Hardware. </text:p>
          </table:table-cell>
        </table:table-row>
      </table:table>
      <text:p text:style-name="P22"/>
      <text:p text:style-name="P23">Was versteht man unter einem virtuellen Gerät?</text:p>
      <text:p text:style-name="Standard"><text:span text:style-name="T6">→ M</text:span>it Mitteln der Software wird ein Gerät bestimmt um real vorhandene Eigenschaften für den <text:s text:c="3"/></text:p>
      <text:p text:style-name="Standard"><text:s text:c="5"/>Benutzer nachzubilden.</text:p>
      <text:p text:style-name="Standard"/>
      <text:p text:style-name="P2">1.) Physisches Ein- und Ausgabesystem</text:p>
      <text:p text:style-name="P7">Das physische Ein- und Ausgabesystem des Betriebssystems soll folgende Ausgaben erfüllen:</text:p>
      <text:p text:style-name="P7"><text:tab/>→ steuern der physischen Geräte (z.B. Löschen des Bildschirmes)</text:p>
      <text:p text:style-name="P7"><text:tab/>→ Ein- und Ausgabe gerätespezifischer Dateneinheiten</text:p>
      <text:p text:style-name="P7"><text:tab/>→ steuern der Schnittstelle zwischen Rechner und peripherem Gerät</text:p>
      <text:p text:style-name="P7"><text:tab/>→ Synchronisation unterschiedlicher Nutzertasks mit Ein- und Ausgabegeräten</text:p>
      <text:p text:style-name="P7"/>
      <text:p text:style-name="P1">Schichtenstruktur des physischen Ein- und Ausgabesystems</text:p>
      <text:p text:style-name="P7"><draw:line text:anchor-type="paragraph" draw:z-index="119" draw:style-name="gr32" draw:text-style-name="P45" svg:x1="14.651cm" svg:y1="8.984cm" svg:x2="14.677cm" svg:y2="0.247cm"><text:p/></draw:line><draw:line text:anchor-type="paragraph" draw:z-index="118" draw:style-name="gr32" draw:text-style-name="P45" svg:x1="2.506cm" svg:y1="0.273cm" svg:x2="2.48cm" svg:y2="9.01cm"><text:p/></draw:line><draw:line text:anchor-type="paragraph" draw:z-index="117" draw:style-name="gr32" draw:text-style-name="P45" svg:x1="2.48cm" svg:y1="9.009cm" svg:x2="14.651cm" svg:y2="8.983cm"><text:p/></draw:line><draw:line text:anchor-type="paragraph" draw:z-index="116" draw:style-name="gr32" draw:text-style-name="P45" svg:x1="2.506cm" svg:y1="0.273cm" svg:x2="14.677cm" svg:y2="0.247cm"><text:p/></draw:line><draw:frame text:anchor-type="paragraph" draw:z-index="115" draw:style-name="gr31" svg:width="6.853cm" svg:height="1.165cm" svg:x="8.724cm" svg:y="7.59cm"><draw:text-box><text:p>interfacespezifische<text:line-break/>Verbindungen und Protokolle</text:p></draw:text-box></draw:frame><draw:frame text:anchor-type="paragraph" draw:z-index="114" draw:style-name="gr30" svg:width="5.689cm" svg:height="0.976cm" svg:x="8.724cm" svg:y="5.614cm"><draw:text-box><text:p>steuerungsspezifische</text:p><text:p>Verbindungen und Protokolle</text:p></draw:text-box></draw:frame><draw:frame text:anchor-type="paragraph" draw:z-index="113" draw:style-name="gr29" svg:width="5.875cm" svg:height="0.976cm" svg:x="8.698cm" svg:y="3.614cm"><draw:text-box><text:p>gerätespezifische</text:p><text:p>Verbindungen und Protokolle</text:p></draw:text-box></draw:frame><draw:frame text:anchor-type="paragraph" draw:z-index="112" draw:style-name="gr29" svg:width="4.605cm" svg:height="0.489cm" svg:x="8.989cm" svg:y="1.887cm"><draw:text-box><text:p>Schreib- Leseoperationen</text:p></draw:text-box></draw:frame><draw:line text:anchor-type="paragraph" draw:z-index="111" draw:style-name="gr28" draw:text-style-name="P45" svg:x1="7.849cm" svg:y1="7.59cm" svg:x2="7.849cm" svg:y2="9.59cm"><text:p/></draw:line><draw:line text:anchor-type="paragraph" draw:z-index="110" draw:style-name="gr28" draw:text-style-name="P45" svg:x1="7.851cm" svg:y1="3.59cm" svg:x2="7.851cm" svg:y2="4.59cm"><text:p/></draw:line><draw:line text:anchor-type="paragraph" draw:z-index="109" draw:style-name="gr28" draw:text-style-name="P45" svg:x1="7.851cm" svg:y1="5.59cm" svg:x2="7.851cm" svg:y2="6.59cm"><text:p/></draw:line><draw:line text:anchor-type="paragraph" draw:z-index="108" draw:style-name="gr28" draw:text-style-name="P45" svg:x1="7.851cm" svg:y1="1.589cm" svg:x2="7.851cm" svg:y2="2.589cm"><text:p/></draw:line><draw:rect text:anchor-type="paragraph" draw:z-index="107" draw:style-name="gr3" draw:text-style-name="P45" svg:width="6.002cm" svg:height="1.001cm" svg:x="5.02cm" svg:y="6.59cm"><text:p text:style-name="P45">Interfaceanpassung</text:p></draw:rect><draw:rect text:anchor-type="paragraph" draw:z-index="106" draw:style-name="gr3" draw:text-style-name="P45" svg:width="6.002cm" svg:height="1.001cm" svg:x="5.02cm" svg:y="4.59cm"><text:p text:style-name="P45">Gerätesteuerung</text:p></draw:rect><draw:rect text:anchor-type="paragraph" draw:z-index="105" draw:style-name="gr3" draw:text-style-name="P45" svg:width="6.002cm" svg:height="1.001cm" svg:x="5.02cm" svg:y="2.589cm"><text:p text:style-name="P45">Gerät</text:p></draw:rect><draw:rect text:anchor-type="paragraph" draw:z-index="104" draw:style-name="gr3" draw:text-style-name="P45" svg:width="6.002cm" svg:height="1.001cm" svg:x="5.02cm" svg:y="0.589cm"><text:p text:style-name="P45">Datenträger</text:p></draw:rec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Kommunikation mit einem Scanner</text:p>
      <text:p text:style-name="P7"><draw:line text:anchor-type="paragraph" draw:z-index="141" draw:style-name="gr22" draw:text-style-name="P45" svg:x1="4.623cm" svg:y1="13.37cm" svg:x2="4.623cm" svg:y2="14.666cm"><text:p/></draw:line><draw:rect text:anchor-type="paragraph" draw:z-index="140" draw:style-name="gr3" draw:text-style-name="P45" svg:width="6.002cm" svg:height="1.001cm" svg:x="4.861cm" svg:y="18.292cm"><text:p text:style-name="P45">Hardware</text:p></draw:rect><draw:rect text:anchor-type="paragraph" draw:z-index="139" draw:style-name="gr3" draw:text-style-name="P45" svg:width="6.002cm" svg:height="1.001cm" svg:x="4.861cm" svg:y="16.842cm"><text:p text:style-name="P45">Unterbrechungsbehandlung</text:p></draw:rect><draw:rect text:anchor-type="paragraph" draw:z-index="138" draw:style-name="gr3" draw:text-style-name="P45" svg:width="6.002cm" svg:height="1.001cm" svg:x="4.861cm" svg:y="15.471cm"><text:p text:style-name="P45">Gerätetreiber</text:p></draw:rect><draw:rect text:anchor-type="paragraph" draw:z-index="137" draw:style-name="gr3" draw:text-style-name="P45" svg:width="6.002cm" svg:height="1.001cm" svg:x="4.861cm" svg:y="14.127cm"><text:p text:style-name="P45">geräte- unabhängige Software</text:p></draw:rect><draw:rect text:anchor-type="paragraph" draw:z-index="136" draw:style-name="gr3" draw:text-style-name="P45" svg:width="6.002cm" svg:height="1.001cm" svg:x="4.861cm" svg:y="12.841cm"><text:p text:style-name="P45">Benutzerpresse</text:p></draw:rect><draw:frame text:anchor-type="paragraph" draw:z-index="135" draw:style-name="gr36" svg:width="3.731cm" svg:height="0.742cm" svg:x="1.554cm" svg:y="8.179cm"><draw:text-box><text:p>Scanner-Einstellung</text:p></draw:text-box></draw:frame><draw:frame text:anchor-type="paragraph" draw:z-index="134" draw:style-name="gr36" svg:width="2.885cm" svg:height="0.742cm" svg:x="2.401cm" svg:y="5.179cm"><draw:text-box><text:p>Treiber-Aufruf</text:p></draw:text-box></draw:frame><draw:frame text:anchor-type="paragraph" draw:z-index="133" draw:style-name="gr36" svg:width="2.435cm" svg:height="0.742cm" svg:x="2.85cm" svg:y="2.178cm"><draw:text-box><text:p>Scan-Befehl</text:p></draw:text-box></draw:frame><draw:frame text:anchor-type="paragraph" draw:z-index="132" draw:style-name="gr34" svg:width="2.938cm" svg:height="0.489cm" svg:x="11.026cm" svg:y="8.543cm"><draw:text-box><text:p>Scan-Daten</text:p></draw:text-box></draw:frame><draw:frame text:anchor-type="paragraph" draw:z-index="131" draw:style-name="gr35" svg:width="2.435cm" svg:height="0.53cm" svg:x="11.026cm" svg:y="5.618cm"><draw:text-box><text:p>Bilddaten</text:p></draw:text-box></draw:frame><draw:frame text:anchor-type="paragraph" draw:z-index="130" draw:style-name="gr34" svg:width="1.588cm" svg:height="0.489cm" svg:x="11cm" svg:y="2.655cm"><draw:text-box><text:p>Bild</text:p></draw:text-box></draw:frame><draw:line text:anchor-type="paragraph" draw:z-index="129" draw:style-name="gr33" draw:text-style-name="P45" svg:x1="10.656cm" svg:y1="7.721cm" svg:x2="10.656cm" svg:y2="9.721cm"><text:p/></draw:line><draw:line text:anchor-type="paragraph" draw:z-index="128" draw:style-name="gr22" draw:text-style-name="P45" svg:x1="5.655cm" svg:y1="7.721cm" svg:x2="5.655cm" svg:y2="9.721cm"><text:p/></draw:line><draw:line text:anchor-type="paragraph" draw:z-index="127" draw:style-name="gr33" draw:text-style-name="P45" svg:x1="10.656cm" svg:y1="4.72cm" svg:x2="10.656cm" svg:y2="6.72cm"><text:p/></draw:line><draw:line text:anchor-type="paragraph" draw:z-index="126" draw:style-name="gr22" draw:text-style-name="P45" svg:x1="5.655cm" svg:y1="4.72cm" svg:x2="5.655cm" svg:y2="6.72cm"><text:p/></draw:line><draw:line text:anchor-type="paragraph" draw:z-index="125" draw:style-name="gr33" draw:text-style-name="P45" svg:x1="10.656cm" svg:y1="1.72cm" svg:x2="10.656cm" svg:y2="3.72cm"><text:p/></draw:line><draw:line text:anchor-type="paragraph" draw:z-index="124" draw:style-name="gr22" draw:text-style-name="P45" svg:x1="5.655cm" svg:y1="1.72cm" svg:x2="5.655cm" svg:y2="3.72cm"><text:p/></draw:line><draw:rect text:anchor-type="paragraph" draw:z-index="123" draw:style-name="gr3" draw:text-style-name="P45" svg:width="6.002cm" svg:height="1.001cm" svg:x="5.001cm" svg:y="9.721cm"><text:p text:style-name="P45">Scanner</text:p></draw:rect><draw:rect text:anchor-type="paragraph" draw:z-index="122" draw:style-name="gr3" draw:text-style-name="P45" svg:width="6.002cm" svg:height="1.001cm" svg:x="5.001cm" svg:y="6.72cm"><text:p text:style-name="P45">TWAIN-Treiber</text:p></draw:rect><draw:rect text:anchor-type="paragraph" draw:z-index="121" draw:style-name="gr3" draw:text-style-name="P45" svg:width="6.002cm" svg:height="1.001cm" svg:x="5.001cm" svg:y="3.72cm"><text:p text:style-name="P45">TWAIN -Schnittstelle</text:p></draw:rect><draw:rect text:anchor-type="paragraph" draw:z-index="120" draw:style-name="gr3" draw:text-style-name="P45" svg:width="6.002cm" svg:height="1.001cm" svg:x="5.001cm" svg:y="0.72cm"><text:p text:style-name="P45">Windows-Applikation</text:p></draw:rec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text:anchor-type="paragraph" draw:z-index="149" draw:style-name="gr36" svg:width="2.647cm" svg:height="0.742cm" svg:x="12.296cm" svg:y="0.448cm"><draw:text-box><text:p>I/O Antwort</text:p></draw:text-box></draw:frame><draw:frame text:anchor-type="paragraph" draw:z-index="148" draw:style-name="gr37" svg:width="2.514cm" svg:height="1.059cm" svg:x="1.025cm" svg:y="0.395cm"><draw:text-box><text:p>I/O-Anfrage</text:p></draw:text-box></draw:frame></text:p>
      <text:p text:style-name="P7"><draw:line text:anchor-type="paragraph" draw:z-index="147" draw:style-name="gr22" draw:text-style-name="P45" svg:x1="11.158cm" svg:y1="1.814cm" svg:x2="11.158cm" svg:y2="0.332cm"><text:p/></draw:line></text:p>
      <text:p text:style-name="P7"/>
      <text:p text:style-name="P7"><draw:line text:anchor-type="paragraph" draw:z-index="142" draw:style-name="gr22" draw:text-style-name="P45" svg:x1="4.623cm" svg:y1="0.252cm" svg:x2="4.623cm" svg:y2="2.083cm"><text:p/></draw:line></text:p>
      <text:p text:style-name="P7"><draw:line text:anchor-type="paragraph" draw:z-index="146" draw:style-name="gr22" draw:text-style-name="P45" svg:x1="11.158cm" svg:y1="1.676cm" svg:x2="11.158cm" svg:y2="0.062cm"><text:p/></draw:line></text:p>
      <text:p text:style-name="P7"/>
      <text:p text:style-name="P7"><draw:line text:anchor-type="paragraph" draw:z-index="143" draw:style-name="gr22" draw:text-style-name="P45" svg:x1="4.623cm" svg:y1="0.427cm" svg:x2="4.544cm" svg:y2="3.454cm"><text:p/></draw:line><draw:line text:anchor-type="paragraph" draw:z-index="145" draw:style-name="gr22" draw:text-style-name="P45" svg:x1="11.158cm" svg:y1="2.21cm" svg:x2="11.158cm" svg:y2="0.464cm"><text:p/></draw:line></text:p>
      <text:p text:style-name="P7"/>
      <text:p text:style-name="P7"/>
      <text:p text:style-name="P7"><draw:line text:anchor-type="paragraph" draw:z-index="144" draw:style-name="gr22" draw:text-style-name="P45" svg:x1="11.158cm" svg:y1="1.861cm" svg:x2="11.158cm" svg:y2="0.459cm"><text:p/></draw:line></text:p>
      <text:p text:style-name="P7"/>
      <text:p text:style-name="P7"/>
      <text:p text:style-name="P7"/>
      <text:p text:style-name="P7"/>
      <text:p text:style-name="P7"/>
      <text:p text:style-name="P10">I/O-Aufgaben</text:p>
      <text:list xml:id="list1792969140" text:style-name="L7">
        <text:list-item>
          <text:p text:style-name="P37">Führe I/O-Aufruf aus, Formatiere I/O-Spooling</text:p>
        </text:list-item>
        <text:list-item>
          <text:p text:style-name="P37">Benennung, Schutz, Blockierung, Pufferung, Zuteilung</text:p>
        </text:list-item>
        <text:list-item>
          <text:p text:style-name="P37">Setze Geräteregister, überprüfe Status</text:p>
        </text:list-item>
        <text:list-item>
          <text:p text:style-name="P37">Wecke den Treiber nach Beendigung der I/O-Operationen</text:p>
        </text:list-item>
        <text:list-item>
          <text:p text:style-name="P37">Führe I/O-Operationen aus </text:p>
        </text:list-item>
      </text:list>
      <text:p text:style-name="P8"/>
      <text:p text:style-name="P8"/>
      <text:p text:style-name="P8"/>
      <text:p text:style-name="P8"/>
      <text:p text:style-name="P5"><text:soft-page-break/>Ablauf Ein- und Ausgabesteuerung</text:p>
      <text:p text:style-name="P8">Durch die Schnittstelle des physischen Ein- und Ausgabesystems werden dem logischen Ein- und Ausgabesystem Dienste angeboten. Auf diese Dienste kann aus einem Anwenderprogramm heraus zugegriffen werden. Durch diese Dienste können folgende Aufgaben realisiert werden:</text:p>
      <text:list xml:id="list1401825777" text:style-name="L8">
        <text:list-item>
          <text:list>
            <text:list-item>
              <text:p text:style-name="P38">Abfrage des Gerätestatuses</text:p>
            </text:list-item>
            <text:list-item>
              <text:p text:style-name="P38">Initialisieren bzw. Rücksetzen des Systems</text:p>
            </text:list-item>
            <text:list-item>
              <text:p text:style-name="P38">Ansteuern des Gerätes </text:p>
            </text:list-item>
            <text:list-item>
              <text:p text:style-name="P38">Ein- und Ausgeben gerätespezifischer Dateneinheiten</text:p>
            </text:list-item>
          </text:list>
        </text:list-item>
      </text:list>
      <text:p text:style-name="P5"/>
      <text:p text:style-name="P5">Synchronisation</text:p>
      <text:p text:style-name="P8">Zum Zeitpunkt des Auslösens einer Ein- und Ausgabeoperation müssen der Prozessor und die Ein- und Ausgabegeräte kurzzeitig synchronisiert werden.</text:p>
      <text:p text:style-name="P8">Hardwaresynchronisation:</text:p>
      <text:p text:style-name="P8"><text:tab/>→ Diese Synchronisationsart bietet sich an für die Ein- und Ausgabe über sehr schnelle Ein- <text:tab/> <text:s text:c="4"/>und Ausgabegeräte.</text:p>
      <text:p text:style-name="P8"><text:tab/> <text:s text:c="4"/>Voraussetzung hierfür ist das die Übertragung der Daten mit so großer Geschwindigkeit <text:tab/> <text:s text:c="4"/>erfolgen kann, das keines der beteiligten Geräte durch lange Wartezeiten ausgebremst <text:tab/> <text:s text:c="4"/>wird.</text:p>
      <text:p text:style-name="P8"/>
      <table:table table:name="Tabelle3" table:style-name="Tabelle3">
        <table:table-column table:style-name="Tabelle3.A" table:number-columns-repeated="8"/>
        <table:table-column table:style-name="Tabelle3.I"/>
        <table:table-row>
          <table:table-cell table:style-name="Tabelle3.A1" office:value-type="string">
            <text:p text:style-name="Table_20_Contents"/>
          </table:table-cell>
          <table:table-cell table:style-name="Tabelle3.A1" office:value-type="string">
            <text:p text:style-name="Table_20_Contents"/>
          </table:table-cell>
          <table:table-cell table:style-name="Tabelle3.A1" office:value-type="string">
            <text:p text:style-name="Table_20_Contents"/>
          </table:table-cell>
          <table:table-cell table:style-name="Tabelle3.D1" office:value-type="string">
            <text:p text:style-name="Table_20_Contents"/>
          </table:table-cell>
          <table:table-cell table:style-name="Tabelle3.A1" office:value-type="string">
            <text:p text:style-name="Table_20_Contents"/>
          </table:table-cell>
          <table:table-cell table:style-name="Tabelle3.H1" office:value-type="string">
            <text:p text:style-name="Table_20_Contents"/>
          </table:table-cell>
          <table:table-cell table:style-name="Tabelle3.H1" office:value-type="string">
            <text:p text:style-name="Table_20_Contents"/>
          </table:table-cell>
          <table:table-cell table:style-name="Tabelle3.H1" office:value-type="string">
            <text:p text:style-name="Table_20_Contents"/>
          </table:table-cell>
          <table:table-cell table:style-name="Tabelle3.I1" office:value-type="string">
            <text:p text:style-name="Table_20_Contents"/>
          </table:table-cell>
        </table:table-row>
        <table:table-row>
          <table:table-cell table:style-name="Tabelle3.A4" office:value-type="string">
            <text:p text:style-name="Table_20_Contents"/>
          </table:table-cell>
          <table:table-cell table:style-name="Tabelle3.B2" office:value-type="string">
            <text:p text:style-name="Table_20_Contents"/>
          </table:table-cell>
          <table:table-cell table:style-name="Tabelle3.B2" office:value-type="string">
            <text:p text:style-name="Table_20_Contents"/>
          </table:table-cell>
          <table:table-cell table:style-name="Tabelle3.B2" office:value-type="string">
            <text:p text:style-name="Table_20_Contents"/>
          </table:table-cell>
          <table:table-cell table:style-name="Tabelle3.E2" office:value-type="string">
            <text:p text:style-name="Table_20_Contents"/>
          </table:table-cell>
          <table:table-cell table:style-name="Tabelle3.B2" office:value-type="string">
            <text:p text:style-name="Table_20_Contents"/>
          </table:table-cell>
          <table:table-cell table:style-name="Tabelle3.C4" office:value-type="string">
            <text:p text:style-name="Table_20_Contents"/>
          </table:table-cell>
          <table:table-cell table:style-name="Tabelle3.C4" office:value-type="string">
            <text:p text:style-name="Table_20_Contents"/>
          </table:table-cell>
          <table:table-cell table:style-name="Tabelle3.I4" office:value-type="string">
            <text:p text:style-name="Table_20_Contents"/>
          </table:table-cell>
        </table:table-row>
        <table:table-row>
          <table:table-cell table:style-name="Tabelle3.A4" office:value-type="string">
            <text:p text:style-name="Table_20_Contents"/>
          </table:table-cell>
          <table:table-cell table:style-name="Tabelle3.C4" office:value-type="string">
            <text:p text:style-name="Table_20_Contents"/>
          </table:table-cell>
          <table:table-cell table:style-name="Tabelle3.C3" office:value-type="string">
            <text:p text:style-name="Table_20_Contents"/>
          </table:table-cell>
          <table:table-cell table:style-name="Tabelle3.C3" office:value-type="string">
            <text:p text:style-name="Table_20_Contents"/>
          </table:table-cell>
          <table:table-cell table:style-name="Tabelle3.C3" office:value-type="string">
            <text:p text:style-name="Table_20_Contents"/>
          </table:table-cell>
          <table:table-cell table:style-name="Tabelle3.E2" office:value-type="string">
            <text:p text:style-name="Table_20_Contents"/>
          </table:table-cell>
          <table:table-cell table:style-name="Tabelle3.C3" office:value-type="string">
            <text:p text:style-name="P27"/>
          </table:table-cell>
          <table:table-cell table:style-name="Tabelle3.H3" office:value-type="string">
            <text:p text:style-name="Table_20_Contents"/>
          </table:table-cell>
          <table:table-cell table:style-name="Tabelle3.I4" office:value-type="string">
            <text:p text:style-name="Table_20_Contents"/>
          </table:table-cell>
        </table:table-row>
        <table:table-row>
          <table:table-cell table:style-name="Tabelle3.A4" office:value-type="string">
            <text:p text:style-name="Table_20_Contents"/>
          </table:table-cell>
          <table:table-cell table:style-name="Tabelle3.C4" office:value-type="string">
            <text:p text:style-name="Table_20_Contents"/>
          </table:table-cell>
          <table:table-cell table:style-name="Tabelle3.C4" office:value-type="string">
            <text:p text:style-name="Table_20_Contents"/>
          </table:table-cell>
          <table:table-cell table:style-name="Tabelle3.D4" office:value-type="string">
            <text:p text:style-name="Table_20_Contents"/>
          </table:table-cell>
          <table:table-cell table:style-name="Tabelle3.D4" office:value-type="string">
            <text:p text:style-name="Table_20_Contents"/>
          </table:table-cell>
          <table:table-cell table:style-name="Tabelle3.D4" office:value-type="string">
            <text:p text:style-name="Table_20_Contents"/>
          </table:table-cell>
          <table:table-cell table:style-name="Tabelle3.E2" office:value-type="string">
            <text:p text:style-name="Table_20_Contents"/>
          </table:table-cell>
          <table:table-cell table:style-name="Tabelle3.D4" office:value-type="string">
            <text:p text:style-name="P24"/>
          </table:table-cell>
          <table:table-cell table:style-name="Tabelle3.I4" office:value-type="string">
            <text:p text:style-name="Table_20_Contents"/>
          </table:table-cell>
        </table:table-row>
        <table:table-row>
          <table:table-cell table:style-name="Tabelle3.A5" office:value-type="string">
            <text:p text:style-name="Table_20_Contents"/>
          </table:table-cell>
          <table:table-cell table:style-name="Tabelle3.D5" office:value-type="string">
            <text:p text:style-name="Table_20_Contents"/>
          </table:table-cell>
          <table:table-cell table:style-name="Tabelle3.D5" office:value-type="string">
            <text:p text:style-name="Table_20_Contents"/>
          </table:table-cell>
          <table:table-cell table:style-name="Tabelle3.D5" office:value-type="string">
            <text:p text:style-name="Table_20_Contents"/>
          </table:table-cell>
          <table:table-cell table:style-name="Tabelle3.E5" office:value-type="string">
            <text:p text:style-name="Table_20_Contents"/>
          </table:table-cell>
          <table:table-cell table:style-name="Tabelle3.E5" office:value-type="string">
            <text:p text:style-name="Table_20_Contents"/>
          </table:table-cell>
          <table:table-cell table:style-name="Tabelle3.E5" office:value-type="string">
            <text:p text:style-name="Table_20_Contents"/>
          </table:table-cell>
          <table:table-cell table:style-name="Tabelle3.E2" office:value-type="string">
            <text:p text:style-name="Table_20_Contents"/>
          </table:table-cell>
          <table:table-cell table:style-name="Tabelle3.I5" office:value-type="string">
            <text:p text:style-name="Table_20_Contents"/>
          </table:table-cell>
        </table:table-row>
      </table:table>
      <text:p text:style-name="P8"/>
      <text:p text:style-name="P8">Laden → Initialisieren → Interpretieren → „Rechnen“ → Ergebnisse</text:p>
      <text:p text:style-name="P8"/>
      <text:p text:style-name="P8">Softwaresynchronisation:</text:p>
      <text:p text:style-name="P8"><text:tab/>→ Liegen die Arbeitsgeschwindigkeiten der beteiligten Ein- und Ausgabegeräte weit <text:tab/> <text:s/><text:tab/> <text:s text:c="4"/>auseinander, verwendet man Softwaresynchronisation.</text:p>
      <text:p text:style-name="P8"><text:tab/> <text:s text:c="4"/>Zunächst wird durch das physische Ein- und Ausgabesystem eine Statusabfrage gestartet.</text:p>
      <text:p text:style-name="P8"><text:tab/> <text:s text:c="4"/><text:tab/>=&gt; Schleife</text:p>
      <text:p text:style-name="P8"><text:tab/> <text:s text:c="4"/>Die Gerätesteuerung liefert meist noch viel mehr an Informationen als den aktuellen <text:tab/> <text:s/><text:tab/> <text:s text:c="4"/>Status. </text:p>
      <text:p text:style-name="P8"><text:tab/><text:tab/>→ Freimeldung des Gerätes löst ein Interrupt aus.</text:p>
      <text:p text:style-name="P8"><text:s text:c="3"/>=&gt; Ziel ist eine Parallelität mehrerer Jobs um eine bessere Auslastung des Systems zu erreichen.</text:p>
      <text:p text:style-name="P8"/>
      <text:p text:style-name="P4">2) Logische Ein- und Ausgabesystem </text:p>
      <text:list xml:id="list1370333787" text:style-name="L9">
        <text:list-item>
          <text:p text:style-name="P39">Sinn des logischen Ein- und Ausgabesystems besteht darin die vorhandene Hardware relativ unabhängig mit programmtypischen Ein- und Ausgabedaten sinnvoll aus zulasten.</text:p>
        </text:list-item>
      </text:list>
      <text:p text:style-name="P9"/>
      <text:list xml:id="list1055285582" text:style-name="L10">
        <text:list-item>
          <text:p text:style-name="P40">Logische Geräte erhalten ihren Sinn erst dann wenn innerhalb eines Programms wenn durch Geräte oder temporäre Dateien darauf zugegriffen werden kann.</text:p>
        </text:list-item>
      </text:list>
      <text:p text:style-name="P9"/>
      <text:list xml:id="list1812619776" text:style-name="L11">
        <text:list-item>
          <text:p text:style-name="P41">Für das Zusammenspiel von physischen und logischen Geräten muss zwischen ihnen eine Zuordnung erfolgen. </text:p>
          <text:list>
            <text:list-item>
              <text:list>
                <text:list-header>
                  <text:p text:style-name="P41">→ durch Bedienerkommandos</text:p>
                  <text:p text:style-name="P41">→ durch Erzeugen des Task während der Stapelverarbeitung</text:p>
                  <text:p text:style-name="P41">→ während des Rechenprozesses durch Aufruf von Systemdiensten</text:p>
                </text:list-header>
              </text:list>
            </text:list-item>
          </text:list>
        </text:list-item>
      </text:list>
      <text:p text:style-name="P9"/>
      <text:p text:style-name="P9"><text:soft-page-break/></text:p>
      <text:p text:style-name="P9"/>
      <text:p text:style-name="P9">Dieses Vorgehen bietet entscheidende Vorteile</text:p>
      <text:list xml:id="list1419119331" text:style-name="L12">
        <text:list-item>
          <text:list>
            <text:list-item>
              <text:p text:style-name="P42">Das konkrete Programm ist von den vorhandenen peripheren Geräten weitgehend unabhängig.</text:p>
            </text:list-item>
            <text:list-item>
              <text:p text:style-name="P42">Es kann auf unterschiedlichen Computern mit unterschiedlichen Konfigurationen betrieben werden.</text:p>
            </text:list-item>
            <text:list-item>
              <text:p text:style-name="P42">Es kann auf den gleichen Computern bei wiederholter Ausführung unterschiedliche Komponenten verwendet werden.</text:p>
            </text:list-item>
          </text:list>
        </text:list-item>
      </text:list>
      <text:p text:style-name="P9"/>
      <text:p text:style-name="P9">An der Schnittstelle zwischen den logischen Ein- und Ausgabesystemen werden den Anwenderprogrammen und den Dateisystemen verschiedene Dienste angeboten. </text:p>
      <text:list xml:id="list1936970129" text:style-name="L13">
        <text:list-item>
          <text:list>
            <text:list-item>
              <text:p text:style-name="P43">Zuweisung des physischen an ein logisches Gerät</text:p>
            </text:list-item>
            <text:list-item>
              <text:p text:style-name="P43">Initialisieren bzw. Rücksetzen des Gerätes </text:p>
            </text:list-item>
            <text:list-item>
              <text:p text:style-name="P43">Synchronisiertes Lesen bzw. Schreiben programmtypischer Datensätze</text:p>
            </text:list-item>
          </text:list>
        </text:list-item>
      </text:list>
      <text:p text:style-name="P9"/>
      <text:p text:style-name="P9">Zum Auslösen dieses Ein- und Ausgabevorgangs ist ein Systemaufruf notwendig in dessen Verlauf folgende Parameter übergeben werden müssen.</text:p>
      <text:list xml:id="list1634140841" text:style-name="L14">
        <text:list-item>
          <text:list>
            <text:list-item>
              <text:p text:style-name="P44">logische Nummer des Dienstes</text:p>
            </text:list-item>
            <text:list-item>
              <text:p text:style-name="P44">Konkretisierung der Daten (Startadresse, Datentyp(en) und Länge des Datenbereichs)</text:p>
            </text:list-item>
            <text:list-item>
              <text:p text:style-name="P44">Rücksprungbereich / Adresse für den Rücksprung </text:p>
            </text:list-item>
          </text:list>
        </text:list-item>
      </text:list>
      <text:p text:style-name="P9"/>
      <text:p text:style-name="P9"/>
      <text:p text:style-name="P16">5. Dateienverwaltung</text:p>
      <text:p text:style-name="P21"/>
      <text:p text:style-name="P21">5.1 Notwendigkeit der Dateienverwaltung</text:p>
      <text:list xml:id="list1446706677" text:style-name="L15">
        <text:list-item>
          <text:p text:style-name="P35">Es muss möglich sein, <text:span text:style-name="T8">sehr große</text:span> Mengen an Informationen langfristig zu speichern</text:p>
        </text:list-item>
        <text:list-item>
          <text:p text:style-name="P35">Die Informationen müssen die <text:span text:style-name="T7">Terminierung</text:span> der Prozesse die diese Informationen verwenden überleben</text:p>
        </text:list-item>
        <text:list-item>
          <text:p text:style-name="P35">Es muss für mehrere Prozesse möglich sein, <text:span text:style-name="T7">nahezu gleichzeitig</text:span> auf die in der Datei enthaltenen Informationen zugreifen zu können.</text:p>
        </text:list-item>
      </text:list>
      <text:p text:style-name="P20"/>
      <text:p text:style-name="P21">5.2 Begriff Datei</text:p>
      <text:p text:style-name="P20">Werden inhaltlich zusammengehörige Daten zu einer organisatorischen Einheit zusammengefasst dann kann auf die strukturierten Daten, von Programmen aus, wie auf logische Geräte zugegriffen werden, so bezeichnet man eine solche Zusammenfassung als Datei.</text:p>
      <text:p text:style-name="P20"/>
      <text:p text:style-name="P20"><text:tab/>→ Datensatz </text:p>
      <text:p text:style-name="P20"><text:tab/> <text:s text:c="4"/>In einem Datensatz werden jene Daten zusammengefasst die logisch zusammengehörige <text:tab/> <text:s text:c="4"/>Informationen zu einem abzubildende Gegenstand darstelle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5.3 Organisationsformen von Dateisystemen</text:p>
      <text:p text:style-name="P21"><text:span text:style-name="T9">→ </text:span><text:span text:style-name="T10">Baumstruktur</text:span></text:p>
      <text:p text:style-name="P20"><draw:line text:anchor-type="paragraph" draw:z-index="168" draw:style-name="gr39" draw:text-style-name="P45" svg:x1="2.03cm" svg:y1="2.951cm" svg:x2="1.58cm" svg:y2="4.075cm"><text:p/></draw:line><draw:line text:anchor-type="paragraph" draw:z-index="167" draw:style-name="gr39" draw:text-style-name="P45" svg:x1="9.756cm" svg:y1="1.178cm" svg:x2="12.322cm" svg:y2="1.772cm"><text:p/></draw:line><draw:line text:anchor-type="paragraph" draw:z-index="166" draw:style-name="gr39" draw:text-style-name="P45" svg:x1="7.798cm" svg:y1="1.178cm" svg:x2="8.565cm" svg:y2="2.831cm"><text:p/></draw:line><draw:line text:anchor-type="paragraph" draw:z-index="165" draw:style-name="gr39" draw:text-style-name="P45" svg:x1="5.708cm" svg:y1="1.178cm" svg:x2="3.485cm" svg:y2="1.772cm"><text:p/></draw:line><draw:ellipse text:anchor-type="paragraph" draw:z-index="164" draw:style-name="gr38" draw:text-style-name="P45" svg:width="3.07cm" svg:height="1.086cm" svg:x="10.735cm" svg:y="8.456cm"><text:p text:style-name="P45">D5</text:p></draw:ellipse><draw:ellipse text:anchor-type="paragraph" draw:z-index="163" draw:style-name="gr38" draw:text-style-name="P45" svg:width="3.07cm" svg:height="1.086cm" svg:x="3.776cm" svg:y="5.096cm"><text:p text:style-name="P45">D3</text:p></draw:ellipse><draw:rect text:anchor-type="paragraph" draw:z-index="162" draw:style-name="gr38" draw:text-style-name="P45" svg:width="2.001cm" svg:height="1.001cm" svg:x="8.742cm" svg:y="6.66cm"><text:p text:style-name="P45">X2</text:p></draw:rect><draw:rect text:anchor-type="paragraph" draw:z-index="161" draw:style-name="gr38" draw:text-style-name="P45" svg:width="2.001cm" svg:height="1.001cm" svg:x="6.742cm" svg:y="6.66cm"><text:p text:style-name="P45">X1</text:p></draw:rect><draw:ellipse text:anchor-type="paragraph" draw:z-index="160" draw:style-name="gr38" draw:text-style-name="P45" svg:width="3.07cm" svg:height="1.086cm" svg:x="11.396cm" svg:y="5.519cm"><text:p text:style-name="P45">D4</text:p></draw:ellipse><draw:ellipse text:anchor-type="paragraph" draw:z-index="159" draw:style-name="gr38" draw:text-style-name="P45" svg:width="3.07cm" svg:height="1.086cm" svg:x="0.019cm" svg:y="4.302cm"><text:p text:style-name="P45">D2</text:p></draw:ellipse><draw:ellipse text:anchor-type="paragraph" draw:z-index="158" draw:style-name="gr38" draw:text-style-name="P45" svg:width="3.07cm" svg:height="1.086cm" svg:x="12.561cm" svg:y="1.63cm"><text:p text:style-name="P45">D1</text:p></draw:ellipse><draw:rect text:anchor-type="paragraph" draw:z-index="157" draw:style-name="gr38" draw:text-style-name="P45" svg:width="2.001cm" svg:height="1.001cm" svg:x="10.028cm" svg:y="3.141cm"><text:p text:style-name="P45">E3</text:p></draw:rect><draw:rect text:anchor-type="paragraph" draw:z-index="156" draw:style-name="gr38" draw:text-style-name="P45" svg:width="2.001cm" svg:height="1.001cm" svg:x="8.027cm" svg:y="3.141cm"><text:p text:style-name="P45">E2</text:p></draw:rect><draw:rect text:anchor-type="paragraph" draw:z-index="155" draw:style-name="gr38" draw:text-style-name="P45" svg:width="2.001cm" svg:height="1.001cm" svg:x="6.027cm" svg:y="3.141cm"><text:p text:style-name="P45">E1</text:p></draw:rect><draw:rect text:anchor-type="paragraph" draw:z-index="154" draw:style-name="gr38" draw:text-style-name="P45" svg:width="2.001cm" svg:height="1.001cm" svg:x="3.08cm" svg:y="1.951cm"><text:p text:style-name="P45">B2</text:p></draw:rect><draw:rect text:anchor-type="paragraph" draw:z-index="153" draw:style-name="gr38" draw:text-style-name="P45" svg:width="2.001cm" svg:height="1.001cm" svg:x="1.08cm" svg:y="1.951cm"><text:p text:style-name="P45">B1</text:p></draw:rect><draw:rect text:anchor-type="paragraph" draw:z-index="152" draw:style-name="gr38" draw:text-style-name="P45" svg:width="2.001cm" svg:height="1.001cm" svg:x="8.758cm" svg:y="0.178cm"><text:p text:style-name="P45">A3</text:p></draw:rect><draw:rect text:anchor-type="paragraph" draw:z-index="151" draw:style-name="gr38" draw:text-style-name="P45" svg:width="2.001cm" svg:height="1.001cm" svg:x="6.757cm" svg:y="0.178cm"><text:p text:style-name="P45">A2</text:p></draw:rect><draw:rect text:anchor-type="paragraph" draw:z-index="150" draw:style-name="gr38" draw:text-style-name="P45" svg:width="2.001cm" svg:height="1.001cm" svg:x="4.757cm" svg:y="0.178cm"><text:p text:style-name="P45">A1</text:p></draw:rect></text:p>
      <text:p text:style-name="P20"/>
      <text:p text:style-name="P20"/>
      <text:p text:style-name="P20"/>
      <text:p text:style-name="P20"/>
      <text:p text:style-name="P20"/>
      <text:p text:style-name="P20"><draw:line text:anchor-type="paragraph" draw:z-index="172" draw:style-name="gr39" draw:text-style-name="P45" svg:x1="4.094cm" svg:y1="0.03cm" svg:x2="5.02cm" svg:y2="1.974cm"><text:p/></draw:line></text:p>
      <text:p text:style-name="P20"/>
      <text:p text:style-name="P20"><draw:line text:anchor-type="paragraph" draw:z-index="170" draw:style-name="gr39" draw:text-style-name="P45" svg:x1="11.053cm" svg:y1="0.247cm" svg:x2="11.873cm" svg:y2="1.503cm"><text:p/></draw:line><draw:line text:anchor-type="paragraph" draw:z-index="171" draw:style-name="gr39" draw:text-style-name="P45" svg:x1="9.042cm" svg:y1="0.247cm" svg:x2="8.83cm" svg:y2="2.402cm"><text:p/></draw:line></text:p>
      <text:p text:style-name="P20"/>
      <text:p text:style-name="P20"/>
      <text:p text:style-name="P20"/>
      <text:p text:style-name="P20"/>
      <text:p text:style-name="P20"/>
      <text:p text:style-name="P20"/>
      <text:p text:style-name="P20"><draw:line text:anchor-type="paragraph" draw:z-index="169" draw:style-name="gr39" draw:text-style-name="P45" svg:x1="9.73cm" svg:y1="0.358cm" svg:x2="11.026cm" svg:y2="1.154cm"><text:p/></draw:line></text:p>
      <text:p text:style-name="P20"/>
      <text:p text:style-name="P20"/>
      <text:p text:style-name="P20"/>
      <text:p text:style-name="P20"/>
      <text:p text:style-name="P20"/>
      <text:p text:style-name="P20">Jeder Knoten des Baumes stellt ein Verzeichnis da. Dateien werden als Blätter dargestellt. Die Wurzel des Baumes ist das Hauptverzeichnis.</text:p>
      <text:p text:style-name="P20">Der Name einer Datei innerhalb einer solchen baumartigen Struktur wird durch die Verkettung aller Verzeichnisnamen entlang des Pfades vom Hauptverzeichnis <text:s/>durch die Unterverzeichnisse bis zur Datei gebildet.</text:p>
      <text:p text:style-name="P20"><draw:custom-shape text:anchor-type="paragraph" draw:z-index="173" draw:style-name="gr40" svg:width="1.001cm" svg:height="1.001cm" svg:x="0.131cm" svg:y="0.032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tab/></text:p>
      <text:p text:style-name="P20"><text:tab/>Dies führt zu einer eindeutigen Kennzeichnung der Datei.</text:p>
      <text:p text:style-name="P20"/>
      <text:p text:style-name="P20"><draw:custom-shape text:anchor-type="paragraph" draw:z-index="174" draw:style-name="gr40" svg:width="1.001cm" svg:height="1.001cm" svg:x="0.131cm" svg:y="0.032cm"><text:p/><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tab/></text:p>
      <text:p text:style-name="P20"><text:tab/>Bei entsprechend tiefer Verschachtelung entstehen extrem lange Dateinamen.</text:p>
      <text:p text:style-name="P20"/>
      <text:p text:style-name="P20">→ sehr günstige Struktur bei UNIX / Linux-Systemen</text:p>
      <text:p text:style-name="P20"/>
      <text:p text:style-name="P20">Mounting</text:p>
      <text:p text:style-name="P20"/>
      <text:p text:style-name="P20">Durch das Mounten entsteht eine einzige große Verzeichnisstruktur die alle Platten und externen Speicher umfasst.</text:p>
      <text:p text:style-name="P20">In der Funktionsweise bedeutet Mounten das herstellen eines speziellen Links von der 1. Platte in das Wurzelverzeichnis einer 2. Platten.</text:p>
      <text:p text:style-name="P20"/>
      <text:p text:style-name="P20"/>
      <text:p text:style-name="P20"/>
      <text:p text:style-name="P20"/>
      <text:p text:style-name="P20"/>
      <text:p text:style-name="P20"/>
      <text:p text:style-name="P20"/>
      <text:p text:style-name="P20"/>
      <text:p text:style-name="P20"/>
      <text:p text:style-name="P20"/>
      <text:p text:style-name="P20"><text:soft-page-break/>→ <text:span text:style-name="T5">Schichtenstruktur</text:span></text:p>
      <text:p text:style-name="P20">Die Struktur eines Dateisystems kann man logisch in 3 Schichten unterteilen. Die bieten für die Speicherung von Dateien zunehmend höhere Abstraktionen an. Von unten nach oben unterscheidet man:</text:p>
      <text:p text:style-name="P20"><text:tab/>→ Datenträgerorganisation</text:p>
      <text:p text:style-name="P20"><text:tab/><text:tab/>Diese Ebene realisiert eine hardwareunabhängige Schnittstelle zu den externen <text:tab/><text:tab/><text:tab/>Speichermedien</text:p>
      <text:p text:style-name="P20"><text:tab/>→ blockorientiertes Dateisystem</text:p>
      <text:p text:style-name="P20"><text:tab/><text:tab/>Auf dieser Ebene findet die Zuordnung der Blöcke des Datenträgers zu den einzelnen <text:tab/><text:tab/>Dateien statt.</text:p>
      <text:p text:style-name="P20"><text:tab/>→ Dateiverwaltung</text:p>
      <text:p text:style-name="P20"><text:tab/><text:tab/>Es erfolgt eine hierarchische Gliederung in Verzeichnisstrukturen. Für jede Datei <text:tab/><text:tab/>werden die notwendigen Zugriffsfunktionen bereitgestellt.</text:p>
      <text:p text:style-name="P20"/>
      <text:p text:style-name="P21">5.4 Beispielhafte Betrachtung von Dateisystemen</text:p>
      <text:p text:style-name="P20">NTFS (=new technology file system)</text:p>
      <text:p text:style-name="P20">→ binäre Baumstruktur</text:p>
      <text:p text:style-name="P20">→ komplexe Dateiattribute</text:p>
      <text:p text:style-name="P20">→ Partitionsgröße bis zu 16 EiB (Exi Byte)</text:p>
      <text:p text:style-name="P20">→ System verfügt über eine hohe Stabilität </text:p>
      <text:p text:style-name="P20"><text:s text:c="5"/>(wiederherstellbar, transaktionsorientiert und automatisch protokollierend)</text:p>
      <text:p text:style-name="P2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_20_1" draw:display-name="Arrowhead 1" svg:viewBox="0 0 1131 902" svg:d="m564 0-564 902h1131z"/>
    <draw:stroke-dash draw:name="Fine_20_Dashed" draw:display-name="Fine Dashed" draw:style="rect" draw:dots1="1" draw:dots1-length="0.508cm" draw:dots2="1" draw:dots2-length="0.508cm" draw:distance="0.508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Freitag</meta:initial-creator>
    <meta:creation-date>2011-11-18T09:59:32</meta:creation-date>
    <meta:generator>LibreOffice/3.4$Linux LibreOffice_project/340m1$Build-402</meta:generator>
    <dc:date>2012-06-08T12:30:06</dc:date>
    <dc:creator>Markus Freitag</dc:creator>
    <meta:editing-duration>PT21H26M40S</meta:editing-duration>
    <meta:editing-cycles>34</meta:editing-cycles>
    <meta:document-statistic meta:table-count="3" meta:image-count="0" meta:object-count="0" meta:page-count="11" meta:paragraph-count="225" meta:word-count="1809" meta:character-count="14140" meta:non-whitespace-character-count="12112"/>
  </office:meta>
</office:document-meta>
</file>